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venir Next LT Pro" svg:font-family="'Avenir Next LT Pro'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Iosevka NF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638in"/>
    </style:style>
    <style:style style:name="co2" style:family="table-column">
      <style:table-column-properties fo:break-before="auto" style:column-width="3.2626in"/>
    </style:style>
    <style:style style:name="co3" style:family="table-column">
      <style:table-column-properties fo:break-before="auto" style:column-width="1.5602in"/>
    </style:style>
    <style:style style:name="co4" style:family="table-column">
      <style:table-column-properties fo:break-before="auto" style:column-width="0.2835in"/>
    </style:style>
    <style:style style:name="co5" style:family="table-column">
      <style:table-column-properties fo:break-before="auto" style:column-width="0.4917in"/>
    </style:style>
    <style:style style:name="co6" style:family="table-column">
      <style:table-column-properties fo:break-before="auto" style:column-width="0.698in"/>
    </style:style>
    <style:style style:name="co7" style:family="table-column">
      <style:table-column-properties fo:break-before="auto" style:column-width="0.6634in"/>
    </style:style>
    <style:style style:name="co8" style:family="table-column">
      <style:table-column-properties fo:break-before="auto" style:column-width="1.7945in"/>
    </style:style>
    <style:style style:name="co9" style:family="table-column">
      <style:table-column-properties fo:break-before="auto" style:column-width="2.018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3299in"/>
    </style:style>
    <style:style style:name="ro1" style:family="table-row">
      <style:table-row-properties style:row-height="1.0102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74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Iosevka N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 style:data-style-name="N37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0">
      <style:table-cell-properties style:text-align-source="fix" style:repeat-content="false" fo:background-color="transparent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9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 style:data-style-name="N135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1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istencia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9"/>
        <table:table-column table:style-name="co2" table:default-cell-style-name="ce14"/>
        <table:table-column table:style-name="co2" table:default-cell-style-name="ce16"/>
        <table:table-column table:style-name="co3" table:default-cell-style-name="ce14"/>
        <table:table-column table:style-name="co4" table:number-columns-repeated="41" table:default-cell-style-name="Default"/>
        <table:table-column table:style-name="co5" table:default-cell-style-name="ce51"/>
        <table:table-column table:style-name="co6" table:default-cell-style-name="ce26"/>
        <table:table-column table:style-name="co7" table:number-columns-repeated="16335" table:default-cell-style-name="Default"/>
        <table:table-row table:style-name="ro1"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 table:style-name="ce17" office:value-type="string" calcext:value-type="string">
            <text:p>Código</text:p>
          </table:table-cell>
          <table:table-cell table:style-name="ce3" office:value-type="string" calcext:value-type="string">
            <text:p>Correo Institucional</text:p>
          </table:table-cell>
          <table:table-cell table:style-name="ce3" office:value-type="string" calcext:value-type="string">
            <text:p>Carrera</text:p>
          </table:table-cell>
          <table:table-cell table:style-name="ce3" office:value-type="string" calcext:value-type="string">
            <text:p>Teléfono</text:p>
          </table:table-cell>
          <table:table-cell table:style-name="ce36" office:value-type="string" calcext:value-type="string">
            <text:p>16/01/24</text:p>
          </table:table-cell>
          <table:table-cell table:style-name="ce36" office:value-type="string" calcext:value-type="string">
            <text:p>18/01/24</text:p>
          </table:table-cell>
          <table:table-cell table:style-name="ce40" office:value-type="string" calcext:value-type="string">
            <text:p>23/01/24</text:p>
          </table:table-cell>
          <table:table-cell table:style-name="ce40" office:value-type="string" calcext:value-type="string">
            <text:p>25/01/24</text:p>
          </table:table-cell>
          <table:table-cell table:style-name="ce40" office:value-type="string" calcext:value-type="string">
            <text:p>30/01/24</text:p>
          </table:table-cell>
          <table:table-cell table:style-name="ce36" office:value-type="string" calcext:value-type="string">
            <text:p>1/2/2024</text:p>
          </table:table-cell>
          <table:table-cell table:style-name="ce42" office:value-type="date" office:date-value="2024-06-02" calcext:value-type="date">
            <text:p>06/02/24</text:p>
          </table:table-cell>
          <table:table-cell table:style-name="ce42" office:value-type="date" office:date-value="2024-08-02" calcext:value-type="date">
            <text:p>08/02/24</text:p>
          </table:table-cell>
          <table:table-cell table:style-name="ce40" office:value-type="string" calcext:value-type="string">
            <text:p>13/2/2024</text:p>
          </table:table-cell>
          <table:table-cell table:style-name="ce40" office:value-type="string" calcext:value-type="string">
            <text:p>15/2/2024</text:p>
          </table:table-cell>
          <table:table-cell table:style-name="ce40" office:value-type="string" calcext:value-type="string">
            <text:p>20/2/2024</text:p>
          </table:table-cell>
          <table:table-cell table:style-name="ce40" office:value-type="string" calcext:value-type="string">
            <text:p>22/2/2024</text:p>
          </table:table-cell>
          <table:table-cell table:style-name="ce40" office:value-type="string" calcext:value-type="string">
            <text:p>27/2/2024</text:p>
          </table:table-cell>
          <table:table-cell table:style-name="ce40" office:value-type="string" calcext:value-type="string">
            <text:p>29/2/2024</text:p>
          </table:table-cell>
          <table:table-cell table:style-name="ce42" office:value-type="date" office:date-value="2024-05-03" calcext:value-type="date">
            <text:p>05/03/24</text:p>
          </table:table-cell>
          <table:table-cell table:style-name="ce42" office:value-type="date" office:date-value="2024-07-03" calcext:value-type="date">
            <text:p>07/03/24</text:p>
          </table:table-cell>
          <table:table-cell table:style-name="ce40" office:value-type="string" calcext:value-type="string">
            <text:p>Column18</text:p>
          </table:table-cell>
          <table:table-cell table:style-name="ce40" office:value-type="string" calcext:value-type="string">
            <text:p>Column19</text:p>
          </table:table-cell>
          <table:table-cell table:style-name="ce40" office:value-type="string" calcext:value-type="string">
            <text:p>Column20</text:p>
          </table:table-cell>
          <table:table-cell table:style-name="ce40" office:value-type="string" calcext:value-type="string">
            <text:p>Column21</text:p>
          </table:table-cell>
          <table:table-cell table:style-name="ce40" office:value-type="string" calcext:value-type="string">
            <text:p>Column22</text:p>
          </table:table-cell>
          <table:table-cell table:style-name="ce40" office:value-type="string" calcext:value-type="string">
            <text:p>Column23</text:p>
          </table:table-cell>
          <table:table-cell table:style-name="ce40" office:value-type="string" calcext:value-type="string">
            <text:p>Column24</text:p>
          </table:table-cell>
          <table:table-cell table:style-name="ce40" office:value-type="string" calcext:value-type="string">
            <text:p>Column25</text:p>
          </table:table-cell>
          <table:table-cell table:style-name="ce40" office:value-type="string" calcext:value-type="string">
            <text:p>Column26</text:p>
          </table:table-cell>
          <table:table-cell table:style-name="ce40" office:value-type="string" calcext:value-type="string">
            <text:p>Column27</text:p>
          </table:table-cell>
          <table:table-cell table:style-name="ce40" office:value-type="string" calcext:value-type="string">
            <text:p>Column28</text:p>
          </table:table-cell>
          <table:table-cell table:style-name="ce40" office:value-type="string" calcext:value-type="string">
            <text:p>Column29</text:p>
          </table:table-cell>
          <table:table-cell table:style-name="ce40" office:value-type="string" calcext:value-type="string">
            <text:p>Column30</text:p>
          </table:table-cell>
          <table:table-cell table:style-name="ce40" office:value-type="string" calcext:value-type="string">
            <text:p>Column31</text:p>
          </table:table-cell>
          <table:table-cell table:style-name="ce40" office:value-type="string" calcext:value-type="string">
            <text:p>Column32</text:p>
          </table:table-cell>
          <table:table-cell table:style-name="ce40" office:value-type="string" calcext:value-type="string">
            <text:p>Column33</text:p>
          </table:table-cell>
          <table:table-cell table:style-name="ce40" office:value-type="string" calcext:value-type="string">
            <text:p>Column34</text:p>
          </table:table-cell>
          <table:table-cell table:style-name="ce40" office:value-type="string" calcext:value-type="string">
            <text:p>Column35</text:p>
          </table:table-cell>
          <table:table-cell table:style-name="ce40" office:value-type="string" calcext:value-type="string">
            <text:p>Column36</text:p>
          </table:table-cell>
          <table:table-cell table:style-name="ce40" office:value-type="string" calcext:value-type="string">
            <text:p>Column37</text:p>
          </table:table-cell>
          <table:table-cell table:style-name="ce40" office:value-type="string" calcext:value-type="string">
            <text:p>Column38</text:p>
          </table:table-cell>
          <table:table-cell table:style-name="ce40" office:value-type="string" calcext:value-type="string">
            <text:p>Column39</text:p>
          </table:table-cell>
          <table:table-cell table:style-name="ce40" office:value-type="string" calcext:value-type="string">
            <text:p>Column40</text:p>
          </table:table-cell>
          <table:table-cell table:style-name="ce40" office:value-type="string" calcext:value-type="string">
            <text:p>Column41</text:p>
          </table:table-cell>
          <table:table-cell table:style-name="ce40" office:value-type="string" calcext:value-type="string">
            <text:p>Column42</text:p>
          </table:table-cell>
          <table:table-cell table:style-name="ce44" office:value-type="string" calcext:value-type="string">
            <text:p>Total</text:p>
          </table:table-cell>
          <table:table-cell table:style-name="ce59" office:value-type="string" calcext:value-type="string">
            <text:p>Porcentaje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Acosta Páez</text:p>
          </table:table-cell>
          <table:table-cell table:style-name="ce18" office:value-type="string" calcext:value-type="string">
            <text:p>José Albert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table:number-columns-repeated="27"/>
          <table:table-cell table:style-name="ce47" table:formula="of:=COM.MICROSOFT.CONCAT(SUM([$Asistencias.$G2:.$AU2]);&quot;/&quot;;COUNTA([$Asistencias.$G2:.$AU2]))" office:value-type="string" office:string-value="10/14" calcext:value-type="string">
            <text:p>10/14</text:p>
          </table:table-cell>
          <table:table-cell table:style-name="ce23" table:formula="of:=SUM([$Asistencias.$G2:.$AU2])/COUNTA([$Asistencias.$G2:.$AU2])" office:value-type="percentage" office:value="0.714285714285714" calcext:value-type="percentage">
            <text:p>71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Ahumada Sandoval</text:p>
          </table:table-cell>
          <table:table-cell table:style-name="ce18" office:value-type="string" calcext:value-type="string">
            <text:p>Daniel</text:p>
          </table:table-cell>
          <table:table-cell table:style-name="ce29" office:value-type="float" office:value="221348473" calcext:value-type="float">
            <text:p>221348473</text:p>
          </table:table-cell>
          <table:table-cell table:style-name="ce33"/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9" table:formula="of:=COM.MICROSOFT.CONCAT(SUM([$Asistencias.$G3:.$AU3]);&quot;/&quot;;COUNTA([$Asistencias.$G3:.$AU3]))" office:value-type="string" office:string-value="11/15" calcext:value-type="string">
            <text:p>11/15</text:p>
          </table:table-cell>
          <table:table-cell table:style-name="ce23" table:formula="of:=SUM([$Asistencias.$G3:.$AU3])/COUNTA([$Asistencias.$G3:.$AU3])" office:value-type="percentage" office:value="0.733333333333333" calcext:value-type="percentage">
            <text:p>73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Alvarez Navarro</text:p>
          </table:table-cell>
          <table:table-cell table:style-name="ce18" office:value-type="string" calcext:value-type="string">
            <text:p>Alejandra</text:p>
          </table:table-cell>
          <table:table-cell table:style-name="ce29" office:value-type="float" office:value="219523063" calcext:value-type="float">
            <text:p>219523063</text:p>
          </table:table-cell>
          <table:table-cell table:style-name="ce11" office:value-type="string" calcext:value-type="string">
            <text:p><text:a xlink:href="mailto:alejandra.alvarez5230@alumnos.udg.mx" xlink:type="simple">alejandra.alvarez5230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4" table:style-name="ce18" office:value-type="float" office:value="1" calcext:value-type="float">
            <text:p>1</text:p>
          </table:table-cell>
          <table:table-cell table:style-name="ce18" table:number-columns-repeated="27"/>
          <table:table-cell table:style-name="ce47" table:formula="of:=COM.MICROSOFT.CONCAT(SUM([$Asistencias.$G4:.$AU4]);&quot;/&quot;;COUNTA([$Asistencias.$G4:.$AU4]))" office:value-type="string" office:string-value="14/14" calcext:value-type="string">
            <text:p>14/14</text:p>
          </table:table-cell>
          <table:table-cell table:style-name="ce23" table:formula="of:=SUM([$Asistencias.$G4:.$AU4])/COUNTA([$Asistencias.$G4:.$AU4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Bahena García </text:p>
          </table:table-cell>
          <table:table-cell table:style-name="ce18" office:value-type="string" calcext:value-type="string">
            <text:p>Gladys Karewit</text:p>
          </table:table-cell>
          <table:table-cell table:style-name="ce29" office:value-type="float" office:value="222306812" calcext:value-type="float">
            <text:p>222306812</text:p>
          </table:table-cell>
          <table:table-cell table:style-name="ce11" office:value-type="string" calcext:value-type="string">
            <text:p><text:a xlink:href="mailto:gladys.bahena0681@alumnos.udg.mx" xlink:type="simple">gladys.bahena0681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5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7" table:formula="of:=COM.MICROSOFT.CONCAT(SUM([$Asistencias.$G5:.$AU5]);&quot;/&quot;;COUNTA([$Asistencias.$G5:.$AU5]))" office:value-type="string" office:string-value="15/15" calcext:value-type="string">
            <text:p>15/15</text:p>
          </table:table-cell>
          <table:table-cell table:style-name="ce23" table:formula="of:=SUM([$Asistencias.$G5:.$AU5])/COUNTA([$Asistencias.$G5:.$AU5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Castellanos Barajas</text:p>
          </table:table-cell>
          <table:table-cell table:style-name="ce18" office:value-type="string" calcext:value-type="string">
            <text:p>Carlos Dani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5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7" table:formula="of:=COM.MICROSOFT.CONCAT(SUM([$Asistencias.$G6:.$AU6]);&quot;/&quot;;COUNTA([$Asistencias.$G6:.$AU6]))" office:value-type="string" office:string-value="15/15" calcext:value-type="string">
            <text:p>15/15</text:p>
          </table:table-cell>
          <table:table-cell table:style-name="ce23" table:formula="of:=SUM([$Asistencias.$G6:.$AU6])/COUNTA([$Asistencias.$G6:.$AU6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Cortés Morales</text:p>
          </table:table-cell>
          <table:table-cell table:style-name="ce18" office:value-type="string" calcext:value-type="string">
            <text:p>Jennifer Guadalupe</text:p>
          </table:table-cell>
          <table:table-cell table:style-name="ce29" office:value-type="float" office:value="218021188" calcext:value-type="float">
            <text:p>218021188</text:p>
          </table:table-cell>
          <table:table-cell table:style-name="ce11" office:value-type="string" calcext:value-type="string">
            <text:p><text:a xlink:href="mailto:jennifer.cortes0211@alumnos.udg.mx" xlink:type="simple">jennifer.cortes0211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3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9" table:formula="of:=COM.MICROSOFT.CONCAT(SUM([$Asistencias.$G7:.$AU7]);&quot;/&quot;;COUNTA([$Asistencias.$G7:.$AU7]))" office:value-type="string" office:string-value="13/15" calcext:value-type="string">
            <text:p>13/15</text:p>
          </table:table-cell>
          <table:table-cell table:style-name="ce23" table:formula="of:=SUM([$Asistencias.$G7:.$AU7])/COUNTA([$Asistencias.$G7:.$AU7])" office:value-type="percentage" office:value="0.866666666666667" calcext:value-type="percentage">
            <text:p>87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Diaz Ramirez</text:p>
          </table:table-cell>
          <table:table-cell table:style-name="ce18" office:value-type="string" calcext:value-type="string">
            <text:p>Diana Alejandra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5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7" table:formula="of:=COM.MICROSOFT.CONCAT(SUM([$Asistencias.$G8:.$AU8]);&quot;/&quot;;COUNTA([$Asistencias.$G8:.$AU8]))" office:value-type="string" office:string-value="15/15" calcext:value-type="string">
            <text:p>15/15</text:p>
          </table:table-cell>
          <table:table-cell table:style-name="ce23" table:formula="of:=SUM([$Asistencias.$G8:.$AU8])/COUNTA([$Asistencias.$G8:.$AU8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Escoto Rico </text:p>
          </table:table-cell>
          <table:table-cell table:style-name="ce18" office:value-type="string" calcext:value-type="string">
            <text:p>Jose Yahir 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5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7" table:formula="of:=COM.MICROSOFT.CONCAT(SUM([$Asistencias.$G9:.$AU9]);&quot;/&quot;;COUNTA([$Asistencias.$G9:.$AU9]))" office:value-type="string" office:string-value="15/15" calcext:value-type="string">
            <text:p>15/15</text:p>
          </table:table-cell>
          <table:table-cell table:style-name="ce23" table:formula="of:=SUM([$Asistencias.$G9:.$AU9])/COUNTA([$Asistencias.$G9:.$AU9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Garcia Zaragoza</text:p>
          </table:table-cell>
          <table:table-cell table:style-name="ce18" office:value-type="string" calcext:value-type="string">
            <text:p>Osvald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7" table:formula="of:=COM.MICROSOFT.CONCAT(SUM([$Asistencias.$G10:.$AU10]);&quot;/&quot;;COUNTA([$Asistencias.$G10:.$AU10]))" office:value-type="string" office:string-value="14/15" calcext:value-type="string">
            <text:p>14/15</text:p>
          </table:table-cell>
          <table:table-cell table:style-name="ce23" table:formula="of:=SUM([$Asistencias.$G10:.$AU10])/COUNTA([$Asistencias.$G10:.$AU10])" office:value-type="percentage" office:value="0.933333333333333" calcext:value-type="percentage">
            <text:p>93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Gonzalez Arriola </text:p>
          </table:table-cell>
          <table:table-cell table:style-name="ce18" office:value-type="string" calcext:value-type="string">
            <text:p>Cristian Maurici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7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7" table:formula="of:=COM.MICROSOFT.CONCAT(SUM([$Asistencias.$G11:.$AU11]);&quot;/&quot;;COUNTA([$Asistencias.$G11:.$AU11]))" office:value-type="string" office:string-value="12/15" calcext:value-type="string">
            <text:p>12/15</text:p>
          </table:table-cell>
          <table:table-cell table:style-name="ce23" table:formula="of:=SUM([$Asistencias.$G11:.$AU11])/COUNTA([$Asistencias.$G11:.$AU11])" office:value-type="percentage" office:value="0.8" calcext:value-type="percentage">
            <text:p>8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Henandez Lugo</text:p>
          </table:table-cell>
          <table:table-cell table:style-name="ce18" office:value-type="string" calcext:value-type="string">
            <text:p>Oswaldo Alejandr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7" table:formula="of:=COM.MICROSOFT.CONCAT(SUM([$Asistencias.$G12:.$AU12]);&quot;/&quot;;COUNTA([$Asistencias.$G12:.$AU12]))" office:value-type="string" office:string-value="12/15" calcext:value-type="string">
            <text:p>12/15</text:p>
          </table:table-cell>
          <table:table-cell table:style-name="ce23" table:formula="of:=SUM([$Asistencias.$G12:.$AU12])/COUNTA([$Asistencias.$G12:.$AU12])" office:value-type="percentage" office:value="0.8" calcext:value-type="percentage">
            <text:p>8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Iñiguez Ramirez</text:p>
          </table:table-cell>
          <table:table-cell table:style-name="ce18" office:value-type="string" calcext:value-type="string">
            <text:p>Rafael</text:p>
          </table:table-cell>
          <table:table-cell table:style-name="ce29" office:value-type="float" office:value="222789112" calcext:value-type="float">
            <text:p>222789112</text:p>
          </table:table-cell>
          <table:table-cell table:style-name="ce11" office:value-type="string" calcext:value-type="string">
            <text:p><text:a xlink:href="mailto:rafael.iniguez8911@alumnos.udg.mx" xlink:type="simple">rafael.iniguez8911@alumnos.udg.mx</text:a></text:p>
          </table:table-cell>
          <table:table-cell table:style-name="ce38"/>
          <table:table-cell table:style-name="ce33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2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7" table:formula="of:=COM.MICROSOFT.CONCAT(SUM([$Asistencias.$G13:.$AU13]);&quot;/&quot;;COUNTA([$Asistencias.$G13:.$AU13]))" office:value-type="string" office:string-value="13/15" calcext:value-type="string">
            <text:p>13/15</text:p>
          </table:table-cell>
          <table:table-cell table:style-name="ce23" table:formula="of:=SUM([$Asistencias.$G13:.$AU13])/COUNTA([$Asistencias.$G13:.$AU13])" office:value-type="percentage" office:value="0.866666666666667" calcext:value-type="percentage">
            <text:p>87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Jauregui Lara</text:p>
          </table:table-cell>
          <table:table-cell table:style-name="ce18" office:value-type="string" calcext:value-type="string">
            <text:p>Abdiel</text:p>
          </table:table-cell>
          <table:table-cell table:style-name="ce29" office:value-type="float" office:value="217668285" calcext:value-type="float">
            <text:p>217668285</text:p>
          </table:table-cell>
          <table:table-cell table:style-name="ce11" office:value-type="string" calcext:value-type="string">
            <text:p><text:a xlink:href="mailto:abdiel.jauregui6682@alumnos.udg.mx" xlink:type="simple">abdiel.jauregui6682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9" table:formula="of:=COM.MICROSOFT.CONCAT(SUM([$Asistencias.$G14:.$AU14]);&quot;/&quot;;COUNTA([$Asistencias.$G14:.$AU14]))" office:value-type="string" office:string-value="9/15" calcext:value-type="string">
            <text:p>9/15</text:p>
          </table:table-cell>
          <table:table-cell table:style-name="ce23" table:formula="of:=SUM([$Asistencias.$G14:.$AU14])/COUNTA([$Asistencias.$G14:.$AU14])" office:value-type="percentage" office:value="0.6" calcext:value-type="percentage">
            <text:p>6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Lazcano Tovar</text:p>
          </table:table-cell>
          <table:table-cell table:style-name="ce18" office:value-type="string" calcext:value-type="string">
            <text:p>Estefany Paola</text:p>
          </table:table-cell>
          <table:table-cell table:style-name="ce29" office:value-type="float" office:value="222306642" calcext:value-type="float">
            <text:p>222306642</text:p>
          </table:table-cell>
          <table:table-cell table:style-name="ce11" office:value-type="string" calcext:value-type="string">
            <text:p><text:a xlink:href="mailto:estefany.lazcano0664@alumnos.udg.mx" xlink:type="simple">estefany.lazcano0664@alumnos.udg.mx</text:a></text:p>
          </table:table-cell>
          <table:table-cell table:style-name="ce38"/>
          <table:table-cell table:style-name="ce33"/>
          <table:table-cell table:number-columns-repeated="9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9" table:formula="of:=COM.MICROSOFT.CONCAT(SUM([$Asistencias.$G15:.$AU15]);&quot;/&quot;;COUNTA([$Asistencias.$G15:.$AU15]))" office:value-type="string" office:string-value="14/15" calcext:value-type="string">
            <text:p>14/15</text:p>
          </table:table-cell>
          <table:table-cell table:style-name="ce23" table:formula="of:=SUM([$Asistencias.$G15:.$AU15])/COUNTA([$Asistencias.$G15:.$AU15])" office:value-type="percentage" office:value="0.933333333333333" calcext:value-type="percentage">
            <text:p>93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Lomelí Garcia </text:p>
          </table:table-cell>
          <table:table-cell table:style-name="ce18" office:value-type="string" calcext:value-type="string">
            <text:p>Ana Janeth</text:p>
          </table:table-cell>
          <table:table-cell table:style-name="ce29" office:value-type="float" office:value="218426978" calcext:value-type="float">
            <text:p>218426978</text:p>
          </table:table-cell>
          <table:table-cell table:style-name="ce11" office:value-type="string" calcext:value-type="string">
            <text:p><text:a xlink:href="mailto:ana.lomeli4269@alumnos.udg.mx" xlink:type="simple">ana.lomeli4269@alumnos.udg.mx</text:a></text:p>
          </table:table-cell>
          <table:table-cell table:style-name="ce38"/>
          <table:table-cell table:style-name="ce33"/>
          <table:table-cell table:number-columns-repeated="15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7" table:formula="of:=COM.MICROSOFT.CONCAT(SUM([$Asistencias.$G16:.$AU16]);&quot;/&quot;;COUNTA([$Asistencias.$G16:.$AU16]))" office:value-type="string" office:string-value="15/15" calcext:value-type="string">
            <text:p>15/15</text:p>
          </table:table-cell>
          <table:table-cell table:style-name="ce23" table:formula="of:=SUM([$Asistencias.$G16:.$AU16])/COUNTA([$Asistencias.$G16:.$AU16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Lopez Paez</text:p>
          </table:table-cell>
          <table:table-cell table:style-name="ce18" office:value-type="string" calcext:value-type="string">
            <text:p>Alejandr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table:number-columns-repeated="27"/>
          <table:table-cell table:style-name="ce47" table:formula="of:=COM.MICROSOFT.CONCAT(SUM([$Asistencias.$G17:.$AU17]);&quot;/&quot;;COUNTA([$Asistencias.$G17:.$AU17]))" office:value-type="string" office:string-value="11/14" calcext:value-type="string">
            <text:p>11/14</text:p>
          </table:table-cell>
          <table:table-cell table:style-name="ce23" table:formula="of:=SUM([$Asistencias.$G17:.$AU17])/COUNTA([$Asistencias.$G17:.$AU17])" office:value-type="percentage" office:value="0.785714285714286" calcext:value-type="percentage">
            <text:p>79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Mandujano Morán</text:p>
          </table:table-cell>
          <table:table-cell table:style-name="ce18" office:value-type="string" calcext:value-type="string">
            <text:p>Fátima Paola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18" office:value-type="float" office:value="0" calcext:value-type="float">
            <text:p>0</text:p>
          </table:table-cell>
          <table:table-cell table:number-columns-repeated="8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7" table:formula="of:=COM.MICROSOFT.CONCAT(SUM([$Asistencias.$G18:.$AU18]);&quot;/&quot;;COUNTA([$Asistencias.$G18:.$AU18]))" office:value-type="string" office:string-value="13/15" calcext:value-type="string">
            <text:p>13/15</text:p>
          </table:table-cell>
          <table:table-cell table:style-name="ce23" table:formula="of:=SUM([$Asistencias.$G18:.$AU18])/COUNTA([$Asistencias.$G18:.$AU18])" office:value-type="percentage" office:value="0.866666666666667" calcext:value-type="percentage">
            <text:p>87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Martinez Murillo</text:p>
          </table:table-cell>
          <table:table-cell table:style-name="ce18" office:value-type="string" calcext:value-type="string">
            <text:p>Rafael Emmanuel</text:p>
          </table:table-cell>
          <table:table-cell table:style-name="ce29" office:value-type="float" office:value="217290843" calcext:value-type="float">
            <text:p>217290843</text:p>
          </table:table-cell>
          <table:table-cell table:style-name="ce33"/>
          <table:table-cell table:style-name="ce38"/>
          <table:table-cell table:style-name="ce33"/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7"/>
          <table:table-cell table:style-name="ce47" table:formula="of:=COM.MICROSOFT.CONCAT(SUM([$Asistencias.$G19:.$AU19]);&quot;/&quot;;COUNTA([$Asistencias.$G19:.$AU19]))" office:value-type="string" office:string-value="4/14" calcext:value-type="string">
            <text:p>4/14</text:p>
          </table:table-cell>
          <table:table-cell table:style-name="ce23" table:formula="of:=SUM([$Asistencias.$G19:.$AU19])/COUNTA([$Asistencias.$G19:.$AU19])" office:value-type="percentage" office:value="0.285714285714286" calcext:value-type="percentage">
            <text:p>29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Núñez Sánchez</text:p>
          </table:table-cell>
          <table:table-cell table:style-name="ce18" office:value-type="string" calcext:value-type="string">
            <text:p>Christopher</text:p>
          </table:table-cell>
          <table:table-cell table:style-name="ce29" office:value-type="float" office:value="222789465" calcext:value-type="float">
            <text:p>222789465</text:p>
          </table:table-cell>
          <table:table-cell table:style-name="ce11" office:value-type="string" calcext:value-type="string">
            <text:p><text:a xlink:href="mailto:christopher.nunez8946@alumnos.udg.mx" xlink:type="simple">christopher.nunez8946@alumnos.udg.mx</text:a></text:p>
          </table:table-cell>
          <table:table-cell table:style-name="ce38"/>
          <table:table-cell table:style-name="ce33"/>
          <table:table-cell table:number-columns-repeated="10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table:number-columns-repeated="27"/>
          <table:table-cell table:style-name="ce47" table:formula="of:=COM.MICROSOFT.CONCAT(SUM([$Asistencias.$G20:.$AU20]);&quot;/&quot;;COUNTA([$Asistencias.$G20:.$AU20]))" office:value-type="string" office:string-value="13/14" calcext:value-type="string">
            <text:p>13/14</text:p>
          </table:table-cell>
          <table:table-cell table:style-name="ce23" table:formula="of:=SUM([$Asistencias.$G20:.$AU20])/COUNTA([$Asistencias.$G20:.$AU20])" office:value-type="percentage" office:value="0.928571428571429" calcext:value-type="percentage">
            <text:p>93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Quezada Garcia</text:p>
          </table:table-cell>
          <table:table-cell table:style-name="ce18" office:value-type="string" calcext:value-type="string">
            <text:p>Sarahi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4" table:style-name="ce18" office:value-type="float" office:value="1" calcext:value-type="float">
            <text:p>1</text:p>
          </table:table-cell>
          <table:table-cell table:style-name="ce18" table:number-columns-repeated="27"/>
          <table:table-cell table:style-name="ce47" table:formula="of:=COM.MICROSOFT.CONCAT(SUM([$Asistencias.$G21:.$AU21]);&quot;/&quot;;COUNTA([$Asistencias.$G21:.$AU21]))" office:value-type="string" office:string-value="14/14" calcext:value-type="string">
            <text:p>14/14</text:p>
          </table:table-cell>
          <table:table-cell table:style-name="ce23" table:formula="of:=SUM([$Asistencias.$G21:.$AU21])/COUNTA([$Asistencias.$G21:.$AU21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Ramírez Aguilar</text:p>
          </table:table-cell>
          <table:table-cell table:style-name="ce18" office:value-type="string" calcext:value-type="string">
            <text:p>Alejandra Lizbeth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5" table:style-name="ce18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8" table:style-name="ce18" office:value-type="float" office:value="1" calcext:value-type="float">
            <text:p>1</text:p>
          </table:table-cell>
          <table:table-cell table:style-name="ce18" table:number-columns-repeated="27"/>
          <table:table-cell table:style-name="ce47" table:formula="of:=COM.MICROSOFT.CONCAT(SUM([$Asistencias.$G22:.$AU22]);&quot;/&quot;;COUNTA([$Asistencias.$G22:.$AU22]))" office:value-type="string" office:string-value="14/14" calcext:value-type="string">
            <text:p>14/14</text:p>
          </table:table-cell>
          <table:table-cell table:style-name="ce23" table:formula="of:=SUM([$Asistencias.$G22:.$AU22])/COUNTA([$Asistencias.$G22:.$AU22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Razon Venegas</text:p>
          </table:table-cell>
          <table:table-cell table:style-name="ce18" office:value-type="string" calcext:value-type="string">
            <text:p>Enrique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7" table:formula="of:=COM.MICROSOFT.CONCAT(SUM([$Asistencias.$G23:.$AU23]);&quot;/&quot;;COUNTA([$Asistencias.$G23:.$AU23]))" office:value-type="string" office:string-value="12/15" calcext:value-type="string">
            <text:p>12/15</text:p>
          </table:table-cell>
          <table:table-cell table:style-name="ce23" table:formula="of:=SUM([$Asistencias.$G23:.$AU23])/COUNTA([$Asistencias.$G23:.$AU23])" office:value-type="percentage" office:value="0.8" calcext:value-type="percentage">
            <text:p>8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Robledo Martínez</text:p>
          </table:table-cell>
          <table:table-cell table:style-name="ce18" office:value-type="string" calcext:value-type="string">
            <text:p>Rodolfo</text:p>
          </table:table-cell>
          <table:table-cell table:style-name="ce29" office:value-type="float" office:value="222789368" calcext:value-type="float">
            <text:p>222789368</text:p>
          </table:table-cell>
          <table:table-cell table:style-name="ce11" office:value-type="string" calcext:value-type="string">
            <text:p><text:a xlink:href="mailto:rodolfo.robledo8936@alumnos.udg.mx" xlink:type="simple">rodolfo.robledo8936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7" table:formula="of:=COM.MICROSOFT.CONCAT(SUM([$Asistencias.$G24:.$AU24]);&quot;/&quot;;COUNTA([$Asistencias.$G24:.$AU24]))" office:value-type="string" office:string-value="14/15" calcext:value-type="string">
            <text:p>14/15</text:p>
          </table:table-cell>
          <table:table-cell table:style-name="ce23" table:formula="of:=SUM([$Asistencias.$G24:.$AU24])/COUNTA([$Asistencias.$G24:.$AU24])" office:value-type="percentage" office:value="0.933333333333333" calcext:value-type="percentage">
            <text:p>93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Rodriguez Gomez</text:p>
          </table:table-cell>
          <table:table-cell table:style-name="ce18" office:value-type="string" calcext:value-type="string">
            <text:p>Jahir Alejandro</text:p>
          </table:table-cell>
          <table:table-cell table:style-name="ce29" office:value-type="float" office:value="218150824" calcext:value-type="float">
            <text:p>218150824</text:p>
          </table:table-cell>
          <table:table-cell table:style-name="ce11" office:value-type="string" calcext:value-type="string">
            <text:p><text:a xlink:href="mailto:jahir.rodriguez1508@alumnos.udg.mx" xlink:type="simple">jahir.rodriguez1508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18" office:value-type="float" office:value="0" calcext:value-type="float">
            <text:p>0</text:p>
          </table:table-cell>
          <table:table-cell table:number-columns-repeated="12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9" table:formula="of:=COM.MICROSOFT.CONCAT(SUM([$Asistencias.$G25:.$AU25]);&quot;/&quot;;COUNTA([$Asistencias.$G25:.$AU25]))" office:value-type="string" office:string-value="12/15" calcext:value-type="string">
            <text:p>12/15</text:p>
          </table:table-cell>
          <table:table-cell table:style-name="ce23" table:formula="of:=SUM([$Asistencias.$G25:.$AU25])/COUNTA([$Asistencias.$G25:.$AU25])" office:value-type="percentage" office:value="0.8" calcext:value-type="percentage">
            <text:p>8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Rodríguez Guzmán</text:p>
          </table:table-cell>
          <table:table-cell table:style-name="ce18" office:value-type="string" calcext:value-type="string">
            <text:p>Alan Antonio</text:p>
          </table:table-cell>
          <table:table-cell table:style-name="ce29" office:value-type="float" office:value="219429156" calcext:value-type="float">
            <text:p>219429156</text:p>
          </table:table-cell>
          <table:table-cell table:style-name="ce11" office:value-type="string" calcext:value-type="string">
            <text:p><text:a xlink:href="mailto:alan.rodriguez4291@alumnos.udg.mx" xlink:type="simple">alan.rodriguez4291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3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7" table:formula="of:=COM.MICROSOFT.CONCAT(SUM([$Asistencias.$G26:.$AU26]);&quot;/&quot;;COUNTA([$Asistencias.$G26:.$AU26]))" office:value-type="string" office:string-value="11/15" calcext:value-type="string">
            <text:p>11/15</text:p>
          </table:table-cell>
          <table:table-cell table:style-name="ce23" table:formula="of:=SUM([$Asistencias.$G26:.$AU26])/COUNTA([$Asistencias.$G26:.$AU26])" office:value-type="percentage" office:value="0.733333333333333" calcext:value-type="percentage">
            <text:p>73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Rodriguez Santos</text:p>
          </table:table-cell>
          <table:table-cell table:style-name="ce18" office:value-type="string" calcext:value-type="string">
            <text:p>Martin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7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7" table:formula="of:=COM.MICROSOFT.CONCAT(SUM([$Asistencias.$G27:.$AU27]);&quot;/&quot;;COUNTA([$Asistencias.$G27:.$AU27]))" office:value-type="string" office:string-value="13/15" calcext:value-type="string">
            <text:p>13/15</text:p>
          </table:table-cell>
          <table:table-cell table:style-name="ce23" table:formula="of:=SUM([$Asistencias.$G27:.$AU27])/COUNTA([$Asistencias.$G27:.$AU27])" office:value-type="percentage" office:value="0.866666666666667" calcext:value-type="percentage">
            <text:p>87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Romo Garcia</text:p>
          </table:table-cell>
          <table:table-cell table:style-name="ce18" office:value-type="string" calcext:value-type="string">
            <text:p>Cristopher Daniel</text:p>
          </table:table-cell>
          <table:table-cell table:style-name="ce29" office:value-type="float" office:value="219561704" calcext:value-type="float">
            <text:p>219561704</text:p>
          </table:table-cell>
          <table:table-cell table:style-name="ce11" office:value-type="string" calcext:value-type="string">
            <text:p><text:a xlink:href="mailto:cristopher.romo5617@alumnos.udg.mx" xlink:type="simple">cristopher.romo5617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5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7" table:formula="of:=COM.MICROSOFT.CONCAT(SUM([$Asistencias.$G28:.$AU28]);&quot;/&quot;;COUNTA([$Asistencias.$G28:.$AU28]))" office:value-type="string" office:string-value="15/15" calcext:value-type="string">
            <text:p>15/15</text:p>
          </table:table-cell>
          <table:table-cell table:style-name="ce23" table:formula="of:=SUM([$Asistencias.$G28:.$AU28])/COUNTA([$Asistencias.$G28:.$AU28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Ruíz Rizo </text:p>
          </table:table-cell>
          <table:table-cell table:style-name="ce18" office:value-type="string" calcext:value-type="string">
            <text:p>Ana Belén</text:p>
          </table:table-cell>
          <table:table-cell table:style-name="ce29" office:value-type="float" office:value="217561383" calcext:value-type="float">
            <text:p>217561383</text:p>
          </table:table-cell>
          <table:table-cell table:style-name="ce11" office:value-type="string" calcext:value-type="string">
            <text:p><text:a xlink:href="mailto:ana.ruiz5613@alumnos.udg.mx" xlink:type="simple">ana.ruiz5613@alumnos.udg.mx</text:a></text:p>
          </table:table-cell>
          <table:table-cell table:style-name="ce38"/>
          <table:table-cell table:style-name="ce33"/>
          <table:table-cell table:style-name="ce18" office:value-type="float" office:value="0" calcext:value-type="float">
            <text:p>0</text:p>
          </table:table-cell>
          <table:table-cell table:number-columns-repeated="8"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7"/>
          <table:table-cell table:style-name="ce47" table:formula="of:=COM.MICROSOFT.CONCAT(SUM([$Asistencias.$G29:.$AU29]);&quot;/&quot;;COUNTA([$Asistencias.$G29:.$AU29]))" office:value-type="string" office:string-value="9/14" calcext:value-type="string">
            <text:p>9/14</text:p>
          </table:table-cell>
          <table:table-cell table:style-name="ce23" table:formula="of:=SUM([$Asistencias.$G29:.$AU29])/COUNTA([$Asistencias.$G29:.$AU29])" office:value-type="percentage" office:value="0.642857142857143" calcext:value-type="percentage">
            <text:p>64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Serna Morales </text:p>
          </table:table-cell>
          <table:table-cell table:style-name="ce18" office:value-type="string" calcext:value-type="string">
            <text:p>Alejandro Ya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7" table:formula="of:=COM.MICROSOFT.CONCAT(SUM([$Asistencias.$G30:.$AU30]);&quot;/&quot;;COUNTA([$Asistencias.$G30:.$AU30]))" office:value-type="string" office:string-value="14/15" calcext:value-type="string">
            <text:p>14/15</text:p>
          </table:table-cell>
          <table:table-cell table:style-name="ce23" table:formula="of:=SUM([$Asistencias.$G30:.$AU30])/COUNTA([$Asistencias.$G30:.$AU30])" office:value-type="percentage" office:value="0.933333333333333" calcext:value-type="percentage">
            <text:p>93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Solis Nava</text:p>
          </table:table-cell>
          <table:table-cell table:style-name="ce18" office:value-type="string" calcext:value-type="string">
            <text:p>Marcos Oscar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18" office:value-type="float" office:value="0" calcext:value-type="float">
            <text:p>0</text:p>
          </table:table-cell>
          <table:table-cell table:number-columns-repeated="9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7" table:formula="of:=COM.MICROSOFT.CONCAT(SUM([$Asistencias.$G31:.$AU31]);&quot;/&quot;;COUNTA([$Asistencias.$G31:.$AU31]))" office:value-type="string" office:string-value="13/15" calcext:value-type="string">
            <text:p>13/15</text:p>
          </table:table-cell>
          <table:table-cell table:style-name="ce23" table:formula="of:=SUM([$Asistencias.$G31:.$AU31])/COUNTA([$Asistencias.$G31:.$AU31])" office:value-type="percentage" office:value="0.866666666666667" calcext:value-type="percentage">
            <text:p>87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Torres Mujica</text:p>
          </table:table-cell>
          <table:table-cell table:style-name="ce18" office:value-type="string" calcext:value-type="string">
            <text:p>Antoni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7"/>
          <table:table-cell table:style-name="ce47" table:formula="of:=COM.MICROSOFT.CONCAT(SUM([$Asistencias.$G32:.$AU32]);&quot;/&quot;;COUNTA([$Asistencias.$G32:.$AU32]))" office:value-type="string" office:string-value="7/14" calcext:value-type="string">
            <text:p>7/14</text:p>
          </table:table-cell>
          <table:table-cell table:style-name="ce23" table:formula="of:=SUM([$Asistencias.$G32:.$AU32])/COUNTA([$Asistencias.$G32:.$AU32])" office:value-type="percentage" office:value="0.5" calcext:value-type="percentage">
            <text:p>5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Vega Vazquez </text:p>
          </table:table-cell>
          <table:table-cell table:style-name="ce18" office:value-type="string" calcext:value-type="string">
            <text:p>Angel David 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7" table:formula="of:=COM.MICROSOFT.CONCAT(SUM([$Asistencias.$G33:.$AU33]);&quot;/&quot;;COUNTA([$Asistencias.$G33:.$AU33]))" office:value-type="string" office:string-value="14/15" calcext:value-type="string">
            <text:p>14/15</text:p>
          </table:table-cell>
          <table:table-cell table:style-name="ce23" table:formula="of:=SUM([$Asistencias.$G33:.$AU33])/COUNTA([$Asistencias.$G33:.$AU33])" office:value-type="percentage" office:value="0.933333333333333" calcext:value-type="percentage">
            <text:p>93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Velázquez Núñez</text:p>
          </table:table-cell>
          <table:table-cell table:style-name="ce18" office:value-type="string" calcext:value-type="string">
            <text:p>Isra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0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7" table:formula="of:=COM.MICROSOFT.CONCAT(SUM([$Asistencias.$G34:.$AU34]);&quot;/&quot;;COUNTA([$Asistencias.$G34:.$AU34]))" office:value-type="string" office:string-value="14/15" calcext:value-type="string">
            <text:p>14/15</text:p>
          </table:table-cell>
          <table:table-cell table:style-name="ce23" table:formula="of:=SUM([$Asistencias.$G34:.$AU34])/COUNTA([$Asistencias.$G34:.$AU34])" office:value-type="percentage" office:value="0.933333333333333" calcext:value-type="percentage">
            <text:p>93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Villafaña Munguia</text:p>
          </table:table-cell>
          <table:table-cell table:style-name="ce18" office:value-type="string" calcext:value-type="string">
            <text:p>Moises Osvald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5" table:style-name="ce18" office:value-type="float" office:value="1" calcext:value-type="float">
            <text:p>1</text:p>
          </table:table-cell>
          <table:table-cell table:style-name="ce18" table:number-columns-repeated="26"/>
          <table:table-cell table:style-name="ce47" table:formula="of:=COM.MICROSOFT.CONCAT(SUM([$Asistencias.$G35:.$AU35]);&quot;/&quot;;COUNTA([$Asistencias.$G35:.$AU35]))" office:value-type="string" office:string-value="15/15" calcext:value-type="string">
            <text:p>15/15</text:p>
          </table:table-cell>
          <table:table-cell table:style-name="ce23" table:formula="of:=SUM([$Asistencias.$G35:.$AU35])/COUNTA([$Asistencias.$G35:.$AU35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2">
          <table:table-cell table:style-name="ce18" office:value-type="string" calcext:value-type="string">
            <text:p>Zuñiga Santillan</text:p>
          </table:table-cell>
          <table:table-cell table:style-name="ce18" office:value-type="string" calcext:value-type="string">
            <text:p>Hector Daniel</text:p>
          </table:table-cell>
          <table:table-cell table:style-name="ce29" office:value-type="float" office:value="222789244" calcext:value-type="float">
            <text:p>222789244</text:p>
          </table:table-cell>
          <table:table-cell table:style-name="ce11" office:value-type="string" calcext:value-type="string">
            <text:p><text:a xlink:href="mailto:hector.zuniga8924@alumnos.udg.mx" xlink:type="simple">hector.zuniga8924@alumnos.udg.mx</text:a></text:p>
          </table:table-cell>
          <table:table-cell table:style-name="ce38"/>
          <table:table-cell table:style-name="ce33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table:number-columns-repeated="27"/>
          <table:table-cell table:style-name="ce47" table:formula="of:=COM.MICROSOFT.CONCAT(SUM([$Asistencias.$G36:.$AU36]);&quot;/&quot;;COUNTA([$Asistencias.$G36:.$AU36]))" office:value-type="string" office:string-value="12/14" calcext:value-type="string">
            <text:p>12/14</text:p>
          </table:table-cell>
          <table:table-cell table:style-name="ce23" table:formula="of:=SUM([$Asistencias.$G36:.$AU36])/COUNTA([$Asistencias.$G36:.$AU36])" office:value-type="percentage" office:value="0.857142857142857" calcext:value-type="percentage">
            <text:p>86%</text:p>
          </table:table-cell>
          <table:table-cell table:number-columns-repeated="16335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/>
          <table:table-cell table:style-name="ce6"/>
          <table:table-cell table:style-name="ce10"/>
          <table:table-cell table:style-name="ce1"/>
          <table:table-cell table:style-name="ce10"/>
          <table:table-cell table:style-name="ce2" table:formula="of:=SUM([$Asistencias.$G$2:.$G$36])" office:value-type="float" office:value="25" calcext:value-type="float">
            <text:p>25</text:p>
          </table:table-cell>
          <table:table-cell table:style-name="ce2" table:formula="of:=SUM([$Asistencias.$H$2:.$H$36])" office:value-type="float" office:value="29" calcext:value-type="float">
            <text:p>29</text:p>
          </table:table-cell>
          <table:table-cell table:style-name="ce2" table:formula="of:=SUM([$Asistencias.$I$2:.$I$36])" office:value-type="float" office:value="28" calcext:value-type="float">
            <text:p>28</text:p>
          </table:table-cell>
          <table:table-cell table:style-name="ce2" table:formula="of:=SUM([$Asistencias.$J$2:.$J$36])" office:value-type="float" office:value="32" calcext:value-type="float">
            <text:p>32</text:p>
          </table:table-cell>
          <table:table-cell table:style-name="ce2" table:formula="of:=SUM([$Asistencias.$K$2:.$K$36])" office:value-type="float" office:value="32" calcext:value-type="float">
            <text:p>32</text:p>
          </table:table-cell>
          <table:table-cell table:style-name="ce2" table:formula="of:=SUM([$Asistencias.$L$2:.$L$36])" office:value-type="float" office:value="32" calcext:value-type="float">
            <text:p>32</text:p>
          </table:table-cell>
          <table:table-cell table:style-name="ce2" table:formula="of:=SUM([$Asistencias.$M$2:.$M$36])" office:value-type="float" office:value="31" calcext:value-type="float">
            <text:p>31</text:p>
          </table:table-cell>
          <table:table-cell table:style-name="ce2" table:formula="of:=SUM([$Asistencias.$N$2:.$N$36])" office:value-type="float" office:value="28" calcext:value-type="float">
            <text:p>28</text:p>
          </table:table-cell>
          <table:table-cell table:style-name="ce2" table:formula="of:=SUM([$Asistencias.$O$2:.$O$36])" office:value-type="float" office:value="35" calcext:value-type="float">
            <text:p>35</text:p>
          </table:table-cell>
          <table:table-cell table:style-name="ce2" table:formula="of:=SUM([$Asistencias.$P$2:.$P$36])" office:value-type="float" office:value="30" calcext:value-type="float">
            <text:p>30</text:p>
          </table:table-cell>
          <table:table-cell table:style-name="ce2" table:formula="of:=SUM([$Asistencias.$Q$2:.$Q$36])" office:value-type="float" office:value="25" calcext:value-type="float">
            <text:p>25</text:p>
          </table:table-cell>
          <table:table-cell table:style-name="ce2" table:formula="of:=SUM([$Asistencias.$R$2:.$R$36])" office:value-type="float" office:value="26" calcext:value-type="float">
            <text:p>26</text:p>
          </table:table-cell>
          <table:table-cell table:style-name="ce2" table:formula="of:=SUM([$Asistencias.$S$2:.$S$36])" office:value-type="float" office:value="32" calcext:value-type="float">
            <text:p>32</text:p>
          </table:table-cell>
          <table:table-cell table:style-name="ce2" table:formula="of:=SUM([$Asistencias.$T$2:.$T$36])" office:value-type="float" office:value="31" calcext:value-type="float">
            <text:p>31</text:p>
          </table:table-cell>
          <table:table-cell table:style-name="ce2" table:formula="of:=SUM([$Asistencias.$U$2:.$U$36])" office:value-type="float" office:value="25" calcext:value-type="float">
            <text:p>25</text:p>
          </table:table-cell>
          <table:table-cell table:style-name="ce2" table:formula="of:=SUM([$Asistencias.$V$2:.$V$36])" office:value-type="float" office:value="0" calcext:value-type="float">
            <text:p>0</text:p>
          </table:table-cell>
          <table:table-cell table:style-name="ce2" table:formula="of:=SUM([$Asistencias.$W$2:.$W$36])" office:value-type="float" office:value="0" calcext:value-type="float">
            <text:p>0</text:p>
          </table:table-cell>
          <table:table-cell table:style-name="ce2" table:formula="of:=SUM([$Asistencias.$X$2:.$X$36])" office:value-type="float" office:value="0" calcext:value-type="float">
            <text:p>0</text:p>
          </table:table-cell>
          <table:table-cell table:style-name="ce2" table:formula="of:=SUM([$Asistencias.$Y$2:.$Y$36])" office:value-type="float" office:value="0" calcext:value-type="float">
            <text:p>0</text:p>
          </table:table-cell>
          <table:table-cell table:style-name="ce2" table:formula="of:=SUM([$Asistencias.$Z$2:.$Z$36])" office:value-type="float" office:value="0" calcext:value-type="float">
            <text:p>0</text:p>
          </table:table-cell>
          <table:table-cell table:style-name="ce2" table:formula="of:=SUM([$Asistencias.$AA$2:.$AA$36])" office:value-type="float" office:value="0" calcext:value-type="float">
            <text:p>0</text:p>
          </table:table-cell>
          <table:table-cell table:style-name="ce2" table:formula="of:=SUM([$Asistencias.$AB$2:.$AB$36])" office:value-type="float" office:value="0" calcext:value-type="float">
            <text:p>0</text:p>
          </table:table-cell>
          <table:table-cell table:style-name="ce2" table:formula="of:=SUM([$Asistencias.$AC$2:.$AC$36])" office:value-type="float" office:value="0" calcext:value-type="float">
            <text:p>0</text:p>
          </table:table-cell>
          <table:table-cell table:style-name="ce2" table:formula="of:=SUM([$Asistencias.$AD$2:.$AD$36])" office:value-type="float" office:value="0" calcext:value-type="float">
            <text:p>0</text:p>
          </table:table-cell>
          <table:table-cell table:style-name="ce2" table:formula="of:=SUM([$Asistencias.$AE$2:.$AE$36])" office:value-type="float" office:value="0" calcext:value-type="float">
            <text:p>0</text:p>
          </table:table-cell>
          <table:table-cell table:style-name="ce2" table:formula="of:=SUM([$Asistencias.$AF$2:.$AF$36])" office:value-type="float" office:value="0" calcext:value-type="float">
            <text:p>0</text:p>
          </table:table-cell>
          <table:table-cell table:style-name="ce2" table:formula="of:=SUM([$Asistencias.$AG$2:.$AG$36])" office:value-type="float" office:value="0" calcext:value-type="float">
            <text:p>0</text:p>
          </table:table-cell>
          <table:table-cell table:style-name="ce2" table:formula="of:=SUM([$Asistencias.$AH$2:.$AH$36])" office:value-type="float" office:value="0" calcext:value-type="float">
            <text:p>0</text:p>
          </table:table-cell>
          <table:table-cell table:style-name="ce2" table:formula="of:=SUM([$Asistencias.$AI$2:.$AI$36])" office:value-type="float" office:value="0" calcext:value-type="float">
            <text:p>0</text:p>
          </table:table-cell>
          <table:table-cell table:style-name="ce2" table:formula="of:=SUM([$Asistencias.$AJ$2:.$AJ$36])" office:value-type="float" office:value="0" calcext:value-type="float">
            <text:p>0</text:p>
          </table:table-cell>
          <table:table-cell table:style-name="ce2" table:formula="of:=SUM([$Asistencias.$AK$2:.$AK$36])" office:value-type="float" office:value="0" calcext:value-type="float">
            <text:p>0</text:p>
          </table:table-cell>
          <table:table-cell table:style-name="ce2" table:formula="of:=SUM([$Asistencias.$AL$2:.$AL$36])" office:value-type="float" office:value="0" calcext:value-type="float">
            <text:p>0</text:p>
          </table:table-cell>
          <table:table-cell table:style-name="ce2" table:formula="of:=SUM([$Asistencias.$AM$2:.$AM$36])" office:value-type="float" office:value="0" calcext:value-type="float">
            <text:p>0</text:p>
          </table:table-cell>
          <table:table-cell table:style-name="ce2" table:formula="of:=SUM([$Asistencias.$AN$2:.$AN$36])" office:value-type="float" office:value="0" calcext:value-type="float">
            <text:p>0</text:p>
          </table:table-cell>
          <table:table-cell table:style-name="ce2" table:formula="of:=SUM([$Asistencias.$AO$2:.$AO$36])" office:value-type="float" office:value="0" calcext:value-type="float">
            <text:p>0</text:p>
          </table:table-cell>
          <table:table-cell table:style-name="ce2" table:formula="of:=SUM([$Asistencias.$AP$2:.$AP$36])" office:value-type="float" office:value="0" calcext:value-type="float">
            <text:p>0</text:p>
          </table:table-cell>
          <table:table-cell table:style-name="ce2" table:formula="of:=SUM([$Asistencias.$AQ$2:.$AQ$36])" office:value-type="float" office:value="0" calcext:value-type="float">
            <text:p>0</text:p>
          </table:table-cell>
          <table:table-cell table:style-name="ce2" table:formula="of:=SUM([$Asistencias.$AR$2:.$AR$36])" office:value-type="float" office:value="0" calcext:value-type="float">
            <text:p>0</text:p>
          </table:table-cell>
          <table:table-cell table:style-name="ce2" table:formula="of:=SUM([$Asistencias.$AS$2:.$AS$36])" office:value-type="float" office:value="0" calcext:value-type="float">
            <text:p>0</text:p>
          </table:table-cell>
          <table:table-cell table:style-name="ce2" table:formula="of:=SUM([$Asistencias.$AT$2:.$AT$36])" office:value-type="float" office:value="0" calcext:value-type="float">
            <text:p>0</text:p>
          </table:table-cell>
          <table:table-cell table:style-name="ce2" table:formula="of:=SUM([$Asistencias.$AU$2:.$AU$36])" office:value-type="float" office:value="0" calcext:value-type="float">
            <text:p>0</text:p>
          </table:table-cell>
          <table:table-cell table:style-name="ce50"/>
          <table:table-cell table:style-name="ce25"/>
          <table:table-cell table:number-columns-repeated="16335"/>
        </table:table-row>
        <table:table-row table:style-name="ro3">
          <table:table-cell table:style-name="ce4" table:number-columns-repeated="2"/>
          <table:table-cell table:style-name="ce8"/>
          <table:table-cell table:style-name="ce13"/>
          <table:table-cell/>
          <table:table-cell table:style-name="ce13"/>
          <table:table-cell table:style-name="ce4" table:number-columns-repeated="18"/>
          <table:table-cell table:number-columns-repeated="16360"/>
        </table:table-row>
        <table:table-row table:style-name="ro3" table:number-rows-repeated="1048537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Asistencias.C1:Asistencias.C1048576">
            <calcext:condition calcext:apply-style-name="ConditionalStyle_101" calcext:value="duplicate" calcext:base-cell-address="Asistencias.C1"/>
          </calcext:conditional-format>
        </calcext:conditional-formats>
      </table:table>
      <table:table table:name="Actividade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3" table:default-cell-style-name="Default"/>
        <table:table-row table:style-name="ro4">
          <table:table-cell table:style-name="ce38" office:value-type="string" calcext:value-type="string">
            <text:p>Apellidos</text:p>
          </table:table-cell>
          <table:table-cell table:style-name="ce38" office:value-type="string" calcext:value-type="string">
            <text:p>Nombres</text:p>
          </table:table-cell>
          <table:table-cell table:style-name="ce55" office:value-type="string" calcext:value-type="string">
            <text:p>Código</text:p>
          </table:table-cell>
          <table:table-cell table:style-name="ce57" table:number-columns-repeated="2"/>
          <table:table-cell table:style-name="ce58" table:number-columns-repeated="3"/>
          <table:table-cell table:style-name="ce57"/>
          <table:table-cell table:style-name="ce58" office:value-type="string" calcext:value-type="string">
            <text:p>Column8</text:p>
          </table:table-cell>
          <table:table-cell table:style-name="ce58" office:value-type="string" calcext:value-type="string">
            <text:p>Column9</text:p>
          </table:table-cell>
          <table:table-cell table:style-name="ce58" office:value-type="string" calcext:value-type="string">
            <text:p>Column10</text:p>
          </table:table-cell>
          <table:table-cell table:style-name="ce58" office:value-type="string" calcext:value-type="string">
            <text:p>Column11</text:p>
          </table:table-cell>
          <table:table-cell table:style-name="ce58" office:value-type="string" calcext:value-type="string">
            <text:p>Column12</text:p>
          </table:table-cell>
          <table:table-cell table:style-name="ce58" office:value-type="string" calcext:value-type="string">
            <text:p>Column13</text:p>
          </table:table-cell>
          <table:table-cell table:style-name="ce58" office:value-type="string" calcext:value-type="string">
            <text:p>Column14</text:p>
          </table:table-cell>
          <table:table-cell table:style-name="ce58" office:value-type="string" calcext:value-type="string">
            <text:p>Column15</text:p>
          </table:table-cell>
          <table:table-cell table:style-name="ce58" office:value-type="string" calcext:value-type="string">
            <text:p>Column16</text:p>
          </table:table-cell>
          <table:table-cell table:style-name="ce58" office:value-type="string" calcext:value-type="string">
            <text:p>Column17</text:p>
          </table:table-cell>
          <table:table-cell table:style-name="ce58" office:value-type="string" calcext:value-type="string">
            <text:p>Column18</text:p>
          </table:table-cell>
          <table:table-cell table:style-name="ce58" office:value-type="string" calcext:value-type="string">
            <text:p>Column19</text:p>
          </table:table-cell>
          <table:table-cell table:style-name="ce58" office:value-type="string" calcext:value-type="string">
            <text:p>Column20</text:p>
          </table:table-cell>
          <table:table-cell table:style-name="ce58" office:value-type="string" calcext:value-type="string">
            <text:p>Column21</text:p>
          </table:table-cell>
          <table:table-cell table:style-name="ce58" office:value-type="string" calcext:value-type="string">
            <text:p>Column22</text:p>
          </table:table-cell>
          <table:table-cell table:style-name="ce58" office:value-type="string" calcext:value-type="string">
            <text:p>Column23</text:p>
          </table:table-cell>
          <table:table-cell table:style-name="ce58" office:value-type="string" calcext:value-type="string">
            <text:p>Column24</text:p>
          </table:table-cell>
          <table:table-cell table:style-name="ce58" office:value-type="string" calcext:value-type="string">
            <text:p>Column25</text:p>
          </table:table-cell>
          <table:table-cell table:style-name="ce58" office:value-type="string" calcext:value-type="string">
            <text:p>Column26</text:p>
          </table:table-cell>
          <table:table-cell table:style-name="ce58" office:value-type="string" calcext:value-type="string">
            <text:p>Column27</text:p>
          </table:table-cell>
          <table:table-cell table:style-name="ce58" office:value-type="string" calcext:value-type="string">
            <text:p>Column28</text:p>
          </table:table-cell>
          <table:table-cell table:style-name="ce58" office:value-type="string" calcext:value-type="string">
            <text:p>Column29</text:p>
          </table:table-cell>
          <table:table-cell table:style-name="ce58" office:value-type="string" calcext:value-type="string">
            <text:p>Column30</text:p>
          </table:table-cell>
          <table:table-cell table:style-name="ce58" office:value-type="string" calcext:value-type="string">
            <text:p>Column31</text:p>
          </table:table-cell>
          <table:table-cell table:style-name="ce58" office:value-type="string" calcext:value-type="string">
            <text:p>Column32</text:p>
          </table:table-cell>
          <table:table-cell table:style-name="ce58" office:value-type="string" calcext:value-type="string">
            <text:p>Column33</text:p>
          </table:table-cell>
          <table:table-cell table:style-name="ce58" office:value-type="string" calcext:value-type="string">
            <text:p>Column34</text:p>
          </table:table-cell>
          <table:table-cell table:style-name="ce58" office:value-type="string" calcext:value-type="string">
            <text:p>Column35</text:p>
          </table:table-cell>
          <table:table-cell table:style-name="ce58" office:value-type="string" calcext:value-type="string">
            <text:p>Column36</text:p>
          </table:table-cell>
          <table:table-cell table:style-name="ce58" office:value-type="string" calcext:value-type="string">
            <text:p>Column37</text:p>
          </table:table-cell>
          <table:table-cell table:style-name="ce58" office:value-type="string" calcext:value-type="string">
            <text:p>Column38</text:p>
          </table:table-cell>
          <table:table-cell table:style-name="ce58" office:value-type="string" calcext:value-type="string">
            <text:p>Column39</text:p>
          </table:table-cell>
          <table:table-cell table:style-name="ce58" office:value-type="string" calcext:value-type="string">
            <text:p>Column40</text:p>
          </table:table-cell>
          <table:table-cell table:style-name="ce58" office:value-type="string" calcext:value-type="string">
            <text:p>Column41</text:p>
          </table:table-cell>
          <table:table-cell table:style-name="ce58" office:value-type="string" calcext:value-type="string">
            <text:p>Column42</text:p>
          </table:table-cell>
          <table:table-cell table:style-name="ce58" office:value-type="string" calcext:value-type="string">
            <text:p>Total</text:p>
          </table:table-cell>
          <table:table-cell table:style-name="ce52" office:value-type="string" calcext:value-type="string">
            <text:p>Porcentaje</text:p>
          </table:table-cell>
        </table:table-row>
        <table:table-row table:style-name="ro5">
          <table:table-cell table:style-name="ce18" office:value-type="string" calcext:value-type="string">
            <text:p>Acosta Páez</text:p>
          </table:table-cell>
          <table:table-cell table:style-name="ce18" office:value-type="string" calcext:value-type="string">
            <text:p>José Alberto</text:p>
          </table:table-cell>
          <table:table-cell table:style-name="ce65"/>
          <table:table-cell table:style-name="ce18" table:number-columns-repeated="41"/>
          <table:table-cell table:style-name="ce18" table:formula="of:=COM.MICROSOFT.CONCAT(SUM([$Asistencias.$G2:.$AU2]);&quot;/&quot;;COUNTA([$Asistencias.$G2:.$AU2]))" office:value-type="string" office:string-value="10/14" calcext:value-type="string">
            <text:p>10/14</text:p>
          </table:table-cell>
          <table:table-cell table:style-name="ce23" table:formula="of:=SUM([$Asistencias.$G2:.$AU2])/COUNTA([$Asistencias.$G2:.$AU2])" office:value-type="percentage" office:value="0.714285714285714" calcext:value-type="percentage">
            <text:p>71%</text:p>
          </table:table-cell>
        </table:table-row>
        <table:table-row table:style-name="ro6">
          <table:table-cell table:style-name="ce18" office:value-type="string" calcext:value-type="string">
            <text:p>Ahumada Sandoval</text:p>
          </table:table-cell>
          <table:table-cell table:style-name="ce18" office:value-type="string" calcext:value-type="string">
            <text:p>Daniel</text:p>
          </table:table-cell>
          <table:table-cell table:style-name="ce65" office:value-type="float" office:value="221348473" calcext:value-type="float">
            <text:p>221348473</text:p>
          </table:table-cell>
          <table:table-cell table:style-name="ce18" table:number-columns-repeated="41"/>
          <table:table-cell table:style-name="ce45" table:formula="of:=COM.MICROSOFT.CONCAT(SUM([$Asistencias.$G3:.$AU3]);&quot;/&quot;;COUNTA([$Asistencias.$G3:.$AU3]))" office:value-type="string" office:string-value="11/15" calcext:value-type="string">
            <text:p>11/15</text:p>
          </table:table-cell>
          <table:table-cell table:style-name="ce23" table:formula="of:=SUM([$Asistencias.$G3:.$AU3])/COUNTA([$Asistencias.$G3:.$AU3])" office:value-type="percentage" office:value="0.733333333333333" calcext:value-type="percentage">
            <text:p>73%</text:p>
          </table:table-cell>
        </table:table-row>
        <table:table-row table:style-name="ro6">
          <table:table-cell table:style-name="ce18" office:value-type="string" calcext:value-type="string">
            <text:p>Alvarez Navarro</text:p>
          </table:table-cell>
          <table:table-cell table:style-name="ce18" office:value-type="string" calcext:value-type="string">
            <text:p>Alejandra</text:p>
          </table:table-cell>
          <table:table-cell table:style-name="ce65" office:value-type="float" office:value="219523063" calcext:value-type="float">
            <text:p>219523063</text:p>
          </table:table-cell>
          <table:table-cell table:style-name="ce18" table:number-columns-repeated="41"/>
          <table:table-cell table:style-name="ce18" table:formula="of:=COM.MICROSOFT.CONCAT(SUM([$Asistencias.$G4:.$AU4]);&quot;/&quot;;COUNTA([$Asistencias.$G4:.$AU4]))" office:value-type="string" office:string-value="14/14" calcext:value-type="string">
            <text:p>14/14</text:p>
          </table:table-cell>
          <table:table-cell table:style-name="ce23" table:formula="of:=SUM([$Asistencias.$G4:.$AU4])/COUNTA([$Asistencias.$G4:.$AU4])" office:value-type="percentage" office:value="1" calcext:value-type="percentage">
            <text:p>100%</text:p>
          </table:table-cell>
        </table:table-row>
        <table:table-row table:style-name="ro6">
          <table:table-cell table:style-name="ce18" office:value-type="string" calcext:value-type="string">
            <text:p>Bahena García </text:p>
          </table:table-cell>
          <table:table-cell table:style-name="ce18" office:value-type="string" calcext:value-type="string">
            <text:p>Gladys Karewit</text:p>
          </table:table-cell>
          <table:table-cell table:style-name="ce65" office:value-type="float" office:value="222306812" calcext:value-type="float">
            <text:p>222306812</text:p>
          </table:table-cell>
          <table:table-cell table:style-name="ce18" table:number-columns-repeated="41"/>
          <table:table-cell table:style-name="ce18" table:formula="of:=COM.MICROSOFT.CONCAT(SUM([$Asistencias.$G5:.$AU5]);&quot;/&quot;;COUNTA([$Asistencias.$G5:.$AU5]))" office:value-type="string" office:string-value="15/15" calcext:value-type="string">
            <text:p>15/15</text:p>
          </table:table-cell>
          <table:table-cell table:style-name="ce23" table:formula="of:=SUM([$Asistencias.$G5:.$AU5])/COUNTA([$Asistencias.$G5:.$AU5])" office:value-type="percentage" office:value="1" calcext:value-type="percentage">
            <text:p>100%</text:p>
          </table:table-cell>
        </table:table-row>
        <table:table-row table:style-name="ro5">
          <table:table-cell table:style-name="ce18" office:value-type="string" calcext:value-type="string">
            <text:p>Castellanos Barajas</text:p>
          </table:table-cell>
          <table:table-cell table:style-name="ce18" office:value-type="string" calcext:value-type="string">
            <text:p>Carlos Daniel</text:p>
          </table:table-cell>
          <table:table-cell table:style-name="ce65"/>
          <table:table-cell table:style-name="ce18" table:number-columns-repeated="41"/>
          <table:table-cell table:style-name="ce18" table:formula="of:=COM.MICROSOFT.CONCAT(SUM([$Asistencias.$G6:.$AU6]);&quot;/&quot;;COUNTA([$Asistencias.$G6:.$AU6]))" office:value-type="string" office:string-value="15/15" calcext:value-type="string">
            <text:p>15/15</text:p>
          </table:table-cell>
          <table:table-cell table:style-name="ce23" table:formula="of:=SUM([$Asistencias.$G6:.$AU6])/COUNTA([$Asistencias.$G6:.$AU6])" office:value-type="percentage" office:value="1" calcext:value-type="percentage">
            <text:p>100%</text:p>
          </table:table-cell>
        </table:table-row>
        <table:table-row table:style-name="ro6">
          <table:table-cell table:style-name="ce18" office:value-type="string" calcext:value-type="string">
            <text:p>Cortés Morales</text:p>
          </table:table-cell>
          <table:table-cell table:style-name="ce18" office:value-type="string" calcext:value-type="string">
            <text:p>Jennifer Guadalupe</text:p>
          </table:table-cell>
          <table:table-cell table:style-name="ce65" office:value-type="float" office:value="218021188" calcext:value-type="float">
            <text:p>218021188</text:p>
          </table:table-cell>
          <table:table-cell table:style-name="ce18" table:number-columns-repeated="41"/>
          <table:table-cell table:style-name="ce45" table:formula="of:=COM.MICROSOFT.CONCAT(SUM([$Asistencias.$G7:.$AU7]);&quot;/&quot;;COUNTA([$Asistencias.$G7:.$AU7]))" office:value-type="string" office:string-value="13/15" calcext:value-type="string">
            <text:p>13/15</text:p>
          </table:table-cell>
          <table:table-cell table:style-name="ce23" table:formula="of:=SUM([$Asistencias.$G7:.$AU7])/COUNTA([$Asistencias.$G7:.$AU7])" office:value-type="percentage" office:value="0.866666666666667" calcext:value-type="percentage">
            <text:p>87%</text:p>
          </table:table-cell>
        </table:table-row>
        <table:table-row table:style-name="ro5">
          <table:table-cell table:style-name="ce18" office:value-type="string" calcext:value-type="string">
            <text:p>Diaz Ramirez</text:p>
          </table:table-cell>
          <table:table-cell table:style-name="ce18" office:value-type="string" calcext:value-type="string">
            <text:p>Diana Alejandra</text:p>
          </table:table-cell>
          <table:table-cell table:style-name="ce65"/>
          <table:table-cell table:style-name="ce18" table:number-columns-repeated="41"/>
          <table:table-cell table:style-name="ce18" table:formula="of:=COM.MICROSOFT.CONCAT(SUM([$Asistencias.$G8:.$AU8]);&quot;/&quot;;COUNTA([$Asistencias.$G8:.$AU8]))" office:value-type="string" office:string-value="15/15" calcext:value-type="string">
            <text:p>15/15</text:p>
          </table:table-cell>
          <table:table-cell table:style-name="ce23" table:formula="of:=SUM([$Asistencias.$G8:.$AU8])/COUNTA([$Asistencias.$G8:.$AU8])" office:value-type="percentage" office:value="1" calcext:value-type="percentage">
            <text:p>100%</text:p>
          </table:table-cell>
        </table:table-row>
        <table:table-row table:style-name="ro5">
          <table:table-cell table:style-name="ce18" office:value-type="string" calcext:value-type="string">
            <text:p>Escoto Rico </text:p>
          </table:table-cell>
          <table:table-cell table:style-name="ce18" office:value-type="string" calcext:value-type="string">
            <text:p>Jose Yahir </text:p>
          </table:table-cell>
          <table:table-cell table:style-name="ce65"/>
          <table:table-cell table:style-name="ce18" table:number-columns-repeated="41"/>
          <table:table-cell table:style-name="ce18" table:formula="of:=COM.MICROSOFT.CONCAT(SUM([$Asistencias.$G9:.$AU9]);&quot;/&quot;;COUNTA([$Asistencias.$G9:.$AU9]))" office:value-type="string" office:string-value="15/15" calcext:value-type="string">
            <text:p>15/15</text:p>
          </table:table-cell>
          <table:table-cell table:style-name="ce23" table:formula="of:=SUM([$Asistencias.$G9:.$AU9])/COUNTA([$Asistencias.$G9:.$AU9])" office:value-type="percentage" office:value="1" calcext:value-type="percentage">
            <text:p>100%</text:p>
          </table:table-cell>
        </table:table-row>
        <table:table-row table:style-name="ro5">
          <table:table-cell table:style-name="ce18" office:value-type="string" calcext:value-type="string">
            <text:p>Garcia Zaragoza</text:p>
          </table:table-cell>
          <table:table-cell table:style-name="ce18" office:value-type="string" calcext:value-type="string">
            <text:p>Osvaldo</text:p>
          </table:table-cell>
          <table:table-cell table:style-name="ce65"/>
          <table:table-cell table:style-name="ce18" table:number-columns-repeated="41"/>
          <table:table-cell table:style-name="ce18" table:formula="of:=COM.MICROSOFT.CONCAT(SUM([$Asistencias.$G10:.$AU10]);&quot;/&quot;;COUNTA([$Asistencias.$G10:.$AU10]))" office:value-type="string" office:string-value="14/15" calcext:value-type="string">
            <text:p>14/15</text:p>
          </table:table-cell>
          <table:table-cell table:style-name="ce23" table:formula="of:=SUM([$Asistencias.$G10:.$AU10])/COUNTA([$Asistencias.$G10:.$AU10])" office:value-type="percentage" office:value="0.933333333333333" calcext:value-type="percentage">
            <text:p>93%</text:p>
          </table:table-cell>
        </table:table-row>
        <table:table-row table:style-name="ro5">
          <table:table-cell table:style-name="ce18" office:value-type="string" calcext:value-type="string">
            <text:p>Gonzalez Arriola </text:p>
          </table:table-cell>
          <table:table-cell table:style-name="ce18" office:value-type="string" calcext:value-type="string">
            <text:p>Cristian Mauricio</text:p>
          </table:table-cell>
          <table:table-cell table:style-name="ce65"/>
          <table:table-cell table:style-name="ce18" table:number-columns-repeated="41"/>
          <table:table-cell table:style-name="ce18" table:formula="of:=COM.MICROSOFT.CONCAT(SUM([$Asistencias.$G11:.$AU11]);&quot;/&quot;;COUNTA([$Asistencias.$G11:.$AU11]))" office:value-type="string" office:string-value="12/15" calcext:value-type="string">
            <text:p>12/15</text:p>
          </table:table-cell>
          <table:table-cell table:style-name="ce23" table:formula="of:=SUM([$Asistencias.$G11:.$AU11])/COUNTA([$Asistencias.$G11:.$AU11])" office:value-type="percentage" office:value="0.8" calcext:value-type="percentage">
            <text:p>80%</text:p>
          </table:table-cell>
        </table:table-row>
        <table:table-row table:style-name="ro5">
          <table:table-cell table:style-name="ce18" office:value-type="string" calcext:value-type="string">
            <text:p>Henandez Lugo</text:p>
          </table:table-cell>
          <table:table-cell table:style-name="ce18" office:value-type="string" calcext:value-type="string">
            <text:p>Oswaldo Alejandro</text:p>
          </table:table-cell>
          <table:table-cell table:style-name="ce65"/>
          <table:table-cell table:style-name="ce18" table:number-columns-repeated="41"/>
          <table:table-cell table:style-name="ce18" table:formula="of:=COM.MICROSOFT.CONCAT(SUM([$Asistencias.$G12:.$AU12]);&quot;/&quot;;COUNTA([$Asistencias.$G12:.$AU12]))" office:value-type="string" office:string-value="12/15" calcext:value-type="string">
            <text:p>12/15</text:p>
          </table:table-cell>
          <table:table-cell table:style-name="ce23" table:formula="of:=SUM([$Asistencias.$G12:.$AU12])/COUNTA([$Asistencias.$G12:.$AU12])" office:value-type="percentage" office:value="0.8" calcext:value-type="percentage">
            <text:p>80%</text:p>
          </table:table-cell>
        </table:table-row>
        <table:table-row table:style-name="ro6">
          <table:table-cell table:style-name="ce18" office:value-type="string" calcext:value-type="string">
            <text:p>Iñiguez Ramirez</text:p>
          </table:table-cell>
          <table:table-cell table:style-name="ce18" office:value-type="string" calcext:value-type="string">
            <text:p>Rafael</text:p>
          </table:table-cell>
          <table:table-cell table:style-name="ce65" office:value-type="float" office:value="222789112" calcext:value-type="float">
            <text:p>222789112</text:p>
          </table:table-cell>
          <table:table-cell table:style-name="ce18" table:number-columns-repeated="41"/>
          <table:table-cell table:style-name="ce18" table:formula="of:=COM.MICROSOFT.CONCAT(SUM([$Asistencias.$G13:.$AU13]);&quot;/&quot;;COUNTA([$Asistencias.$G13:.$AU13]))" office:value-type="string" office:string-value="13/15" calcext:value-type="string">
            <text:p>13/15</text:p>
          </table:table-cell>
          <table:table-cell table:style-name="ce23" table:formula="of:=SUM([$Asistencias.$G13:.$AU13])/COUNTA([$Asistencias.$G13:.$AU13])" office:value-type="percentage" office:value="0.866666666666667" calcext:value-type="percentage">
            <text:p>87%</text:p>
          </table:table-cell>
        </table:table-row>
        <table:table-row table:style-name="ro6">
          <table:table-cell table:style-name="ce18" office:value-type="string" calcext:value-type="string">
            <text:p>Jauregui Lara</text:p>
          </table:table-cell>
          <table:table-cell table:style-name="ce18" office:value-type="string" calcext:value-type="string">
            <text:p>Abdiel</text:p>
          </table:table-cell>
          <table:table-cell table:style-name="ce65" office:value-type="float" office:value="217668285" calcext:value-type="float">
            <text:p>217668285</text:p>
          </table:table-cell>
          <table:table-cell table:style-name="ce18" table:number-columns-repeated="41"/>
          <table:table-cell table:style-name="ce45" table:formula="of:=COM.MICROSOFT.CONCAT(SUM([$Asistencias.$G14:.$AU14]);&quot;/&quot;;COUNTA([$Asistencias.$G14:.$AU14]))" office:value-type="string" office:string-value="9/15" calcext:value-type="string">
            <text:p>9/15</text:p>
          </table:table-cell>
          <table:table-cell table:style-name="ce23" table:formula="of:=SUM([$Asistencias.$G14:.$AU14])/COUNTA([$Asistencias.$G14:.$AU14])" office:value-type="percentage" office:value="0.6" calcext:value-type="percentage">
            <text:p>60%</text:p>
          </table:table-cell>
        </table:table-row>
        <table:table-row table:style-name="ro6">
          <table:table-cell table:style-name="ce18" office:value-type="string" calcext:value-type="string">
            <text:p>Lazcano Tovar</text:p>
          </table:table-cell>
          <table:table-cell table:style-name="ce18" office:value-type="string" calcext:value-type="string">
            <text:p>Estefany Paola</text:p>
          </table:table-cell>
          <table:table-cell table:style-name="ce65" office:value-type="float" office:value="222306642" calcext:value-type="float">
            <text:p>222306642</text:p>
          </table:table-cell>
          <table:table-cell table:style-name="ce18" table:number-columns-repeated="41"/>
          <table:table-cell table:style-name="ce45" table:formula="of:=COM.MICROSOFT.CONCAT(SUM([$Asistencias.$G15:.$AU15]);&quot;/&quot;;COUNTA([$Asistencias.$G15:.$AU15]))" office:value-type="string" office:string-value="14/15" calcext:value-type="string">
            <text:p>14/15</text:p>
          </table:table-cell>
          <table:table-cell table:style-name="ce23" table:formula="of:=SUM([$Asistencias.$G15:.$AU15])/COUNTA([$Asistencias.$G15:.$AU15])" office:value-type="percentage" office:value="0.933333333333333" calcext:value-type="percentage">
            <text:p>93%</text:p>
          </table:table-cell>
        </table:table-row>
        <table:table-row table:style-name="ro6">
          <table:table-cell table:style-name="ce18" office:value-type="string" calcext:value-type="string">
            <text:p>Lomelí Garcia </text:p>
          </table:table-cell>
          <table:table-cell table:style-name="ce18" office:value-type="string" calcext:value-type="string">
            <text:p>Ana Janeth</text:p>
          </table:table-cell>
          <table:table-cell table:style-name="ce65" office:value-type="float" office:value="218426978" calcext:value-type="float">
            <text:p>218426978</text:p>
          </table:table-cell>
          <table:table-cell table:style-name="ce18" table:number-columns-repeated="41"/>
          <table:table-cell table:style-name="ce18" table:formula="of:=COM.MICROSOFT.CONCAT(SUM([$Asistencias.$G16:.$AU16]);&quot;/&quot;;COUNTA([$Asistencias.$G16:.$AU16]))" office:value-type="string" office:string-value="15/15" calcext:value-type="string">
            <text:p>15/15</text:p>
          </table:table-cell>
          <table:table-cell table:style-name="ce23" table:formula="of:=SUM([$Asistencias.$G16:.$AU16])/COUNTA([$Asistencias.$G16:.$AU16])" office:value-type="percentage" office:value="1" calcext:value-type="percentage">
            <text:p>100%</text:p>
          </table:table-cell>
        </table:table-row>
        <table:table-row table:style-name="ro5">
          <table:table-cell table:style-name="ce18" office:value-type="string" calcext:value-type="string">
            <text:p>Lopez Paez</text:p>
          </table:table-cell>
          <table:table-cell table:style-name="ce18" office:value-type="string" calcext:value-type="string">
            <text:p>Alejandro</text:p>
          </table:table-cell>
          <table:table-cell table:style-name="ce65"/>
          <table:table-cell table:style-name="ce18" table:number-columns-repeated="41"/>
          <table:table-cell table:style-name="ce18" table:formula="of:=COM.MICROSOFT.CONCAT(SUM([$Asistencias.$G17:.$AU17]);&quot;/&quot;;COUNTA([$Asistencias.$G17:.$AU17]))" office:value-type="string" office:string-value="11/14" calcext:value-type="string">
            <text:p>11/14</text:p>
          </table:table-cell>
          <table:table-cell table:style-name="ce23" table:formula="of:=SUM([$Asistencias.$G17:.$AU17])/COUNTA([$Asistencias.$G17:.$AU17])" office:value-type="percentage" office:value="0.785714285714286" calcext:value-type="percentage">
            <text:p>79%</text:p>
          </table:table-cell>
        </table:table-row>
        <table:table-row table:style-name="ro5">
          <table:table-cell table:style-name="ce18" office:value-type="string" calcext:value-type="string">
            <text:p>Mandujano Morán</text:p>
          </table:table-cell>
          <table:table-cell table:style-name="ce18" office:value-type="string" calcext:value-type="string">
            <text:p>Fátima Paola</text:p>
          </table:table-cell>
          <table:table-cell table:style-name="ce65"/>
          <table:table-cell table:style-name="ce18" table:number-columns-repeated="41"/>
          <table:table-cell table:style-name="ce18" table:formula="of:=COM.MICROSOFT.CONCAT(SUM([$Asistencias.$G18:.$AU18]);&quot;/&quot;;COUNTA([$Asistencias.$G18:.$AU18]))" office:value-type="string" office:string-value="13/15" calcext:value-type="string">
            <text:p>13/15</text:p>
          </table:table-cell>
          <table:table-cell table:style-name="ce23" table:formula="of:=SUM([$Asistencias.$G18:.$AU18])/COUNTA([$Asistencias.$G18:.$AU18])" office:value-type="percentage" office:value="0.866666666666667" calcext:value-type="percentage">
            <text:p>87%</text:p>
          </table:table-cell>
        </table:table-row>
        <table:table-row table:style-name="ro5">
          <table:table-cell table:style-name="ce18" office:value-type="string" calcext:value-type="string">
            <text:p>Martinez Murillo</text:p>
          </table:table-cell>
          <table:table-cell table:style-name="ce18" office:value-type="string" calcext:value-type="string">
            <text:p>Rafael Emmanuel</text:p>
          </table:table-cell>
          <table:table-cell table:style-name="ce65"/>
          <table:table-cell table:style-name="ce18" table:number-columns-repeated="41"/>
          <table:table-cell table:style-name="ce18" table:formula="of:=COM.MICROSOFT.CONCAT(SUM([$Asistencias.$G19:.$AU19]);&quot;/&quot;;COUNTA([$Asistencias.$G19:.$AU19]))" office:value-type="string" office:string-value="4/14" calcext:value-type="string">
            <text:p>4/14</text:p>
          </table:table-cell>
          <table:table-cell table:style-name="ce23" table:formula="of:=SUM([$Asistencias.$G19:.$AU19])/COUNTA([$Asistencias.$G19:.$AU19])" office:value-type="percentage" office:value="0.285714285714286" calcext:value-type="percentage">
            <text:p>29%</text:p>
          </table:table-cell>
        </table:table-row>
        <table:table-row table:style-name="ro6">
          <table:table-cell table:style-name="ce18" office:value-type="string" calcext:value-type="string">
            <text:p>Núñez Sánchez</text:p>
          </table:table-cell>
          <table:table-cell table:style-name="ce18" office:value-type="string" calcext:value-type="string">
            <text:p>Christopher</text:p>
          </table:table-cell>
          <table:table-cell table:style-name="ce65" office:value-type="float" office:value="222789465" calcext:value-type="float">
            <text:p>222789465</text:p>
          </table:table-cell>
          <table:table-cell table:style-name="ce18" table:number-columns-repeated="41"/>
          <table:table-cell table:style-name="ce18" table:formula="of:=COM.MICROSOFT.CONCAT(SUM([$Asistencias.$G20:.$AU20]);&quot;/&quot;;COUNTA([$Asistencias.$G20:.$AU20]))" office:value-type="string" office:string-value="13/14" calcext:value-type="string">
            <text:p>13/14</text:p>
          </table:table-cell>
          <table:table-cell table:style-name="ce23" table:formula="of:=SUM([$Asistencias.$G20:.$AU20])/COUNTA([$Asistencias.$G20:.$AU20])" office:value-type="percentage" office:value="0.928571428571429" calcext:value-type="percentage">
            <text:p>93%</text:p>
          </table:table-cell>
        </table:table-row>
        <table:table-row table:style-name="ro5">
          <table:table-cell table:style-name="ce18" office:value-type="string" calcext:value-type="string">
            <text:p>Quezada Garcia</text:p>
          </table:table-cell>
          <table:table-cell table:style-name="ce18" office:value-type="string" calcext:value-type="string">
            <text:p>Sarahi</text:p>
          </table:table-cell>
          <table:table-cell table:style-name="ce65"/>
          <table:table-cell table:style-name="ce18" table:number-columns-repeated="41"/>
          <table:table-cell table:style-name="ce18" table:formula="of:=COM.MICROSOFT.CONCAT(SUM([$Asistencias.$G21:.$AU21]);&quot;/&quot;;COUNTA([$Asistencias.$G21:.$AU21]))" office:value-type="string" office:string-value="14/14" calcext:value-type="string">
            <text:p>14/14</text:p>
          </table:table-cell>
          <table:table-cell table:style-name="ce23" table:formula="of:=SUM([$Asistencias.$G21:.$AU21])/COUNTA([$Asistencias.$G21:.$AU21])" office:value-type="percentage" office:value="1" calcext:value-type="percentage">
            <text:p>100%</text:p>
          </table:table-cell>
        </table:table-row>
        <table:table-row table:style-name="ro5">
          <table:table-cell table:style-name="ce18" office:value-type="string" calcext:value-type="string">
            <text:p>Ramírez Aguilar</text:p>
          </table:table-cell>
          <table:table-cell table:style-name="ce18" office:value-type="string" calcext:value-type="string">
            <text:p>Alejandra Lizbeth</text:p>
          </table:table-cell>
          <table:table-cell table:style-name="ce65"/>
          <table:table-cell table:style-name="ce18" table:number-columns-repeated="5"/>
          <table:table-cell table:style-name="ce45"/>
          <table:table-cell table:style-name="ce18" table:number-columns-repeated="35"/>
          <table:table-cell table:style-name="ce18" table:formula="of:=COM.MICROSOFT.CONCAT(SUM([$Asistencias.$G22:.$AU22]);&quot;/&quot;;COUNTA([$Asistencias.$G22:.$AU22]))" office:value-type="string" office:string-value="14/14" calcext:value-type="string">
            <text:p>14/14</text:p>
          </table:table-cell>
          <table:table-cell table:style-name="ce23" table:formula="of:=SUM([$Asistencias.$G22:.$AU22])/COUNTA([$Asistencias.$G22:.$AU22])" office:value-type="percentage" office:value="1" calcext:value-type="percentage">
            <text:p>100%</text:p>
          </table:table-cell>
        </table:table-row>
        <table:table-row table:style-name="ro5">
          <table:table-cell table:style-name="ce18" office:value-type="string" calcext:value-type="string">
            <text:p>Razon Venegas</text:p>
          </table:table-cell>
          <table:table-cell table:style-name="ce18" office:value-type="string" calcext:value-type="string">
            <text:p>Enrique</text:p>
          </table:table-cell>
          <table:table-cell table:style-name="ce65"/>
          <table:table-cell table:style-name="ce18" table:number-columns-repeated="41"/>
          <table:table-cell table:style-name="ce18" table:formula="of:=COM.MICROSOFT.CONCAT(SUM([$Asistencias.$G23:.$AU23]);&quot;/&quot;;COUNTA([$Asistencias.$G23:.$AU23]))" office:value-type="string" office:string-value="12/15" calcext:value-type="string">
            <text:p>12/15</text:p>
          </table:table-cell>
          <table:table-cell table:style-name="ce23" table:formula="of:=SUM([$Asistencias.$G23:.$AU23])/COUNTA([$Asistencias.$G23:.$AU23])" office:value-type="percentage" office:value="0.8" calcext:value-type="percentage">
            <text:p>80%</text:p>
          </table:table-cell>
        </table:table-row>
        <table:table-row table:style-name="ro6">
          <table:table-cell table:style-name="ce18" office:value-type="string" calcext:value-type="string">
            <text:p>Robledo Martínez</text:p>
          </table:table-cell>
          <table:table-cell table:style-name="ce18" office:value-type="string" calcext:value-type="string">
            <text:p>Rodolfo</text:p>
          </table:table-cell>
          <table:table-cell table:style-name="ce65" office:value-type="float" office:value="222789368" calcext:value-type="float">
            <text:p>222789368</text:p>
          </table:table-cell>
          <table:table-cell table:style-name="ce18" table:number-columns-repeated="41"/>
          <table:table-cell table:style-name="ce18" table:formula="of:=COM.MICROSOFT.CONCAT(SUM([$Asistencias.$G24:.$AU24]);&quot;/&quot;;COUNTA([$Asistencias.$G24:.$AU24]))" office:value-type="string" office:string-value="14/15" calcext:value-type="string">
            <text:p>14/15</text:p>
          </table:table-cell>
          <table:table-cell table:style-name="ce23" table:formula="of:=SUM([$Asistencias.$G24:.$AU24])/COUNTA([$Asistencias.$G24:.$AU24])" office:value-type="percentage" office:value="0.933333333333333" calcext:value-type="percentage">
            <text:p>93%</text:p>
          </table:table-cell>
        </table:table-row>
        <table:table-row table:style-name="ro6">
          <table:table-cell table:style-name="ce18" office:value-type="string" calcext:value-type="string">
            <text:p>Rodriguez Gomez</text:p>
          </table:table-cell>
          <table:table-cell table:style-name="ce18" office:value-type="string" calcext:value-type="string">
            <text:p>Jahir Alejandro</text:p>
          </table:table-cell>
          <table:table-cell table:style-name="ce65" office:value-type="float" office:value="218150824" calcext:value-type="float">
            <text:p>218150824</text:p>
          </table:table-cell>
          <table:table-cell table:style-name="ce18" table:number-columns-repeated="41"/>
          <table:table-cell table:style-name="ce45" table:formula="of:=COM.MICROSOFT.CONCAT(SUM([$Asistencias.$G25:.$AU25]);&quot;/&quot;;COUNTA([$Asistencias.$G25:.$AU25]))" office:value-type="string" office:string-value="12/15" calcext:value-type="string">
            <text:p>12/15</text:p>
          </table:table-cell>
          <table:table-cell table:style-name="ce23" table:formula="of:=SUM([$Asistencias.$G25:.$AU25])/COUNTA([$Asistencias.$G25:.$AU25])" office:value-type="percentage" office:value="0.8" calcext:value-type="percentage">
            <text:p>80%</text:p>
          </table:table-cell>
        </table:table-row>
        <table:table-row table:style-name="ro6">
          <table:table-cell table:style-name="ce18" office:value-type="string" calcext:value-type="string">
            <text:p>Rodríguez Guzmán</text:p>
          </table:table-cell>
          <table:table-cell table:style-name="ce18" office:value-type="string" calcext:value-type="string">
            <text:p>Alan Antonio</text:p>
          </table:table-cell>
          <table:table-cell table:style-name="ce65" office:value-type="float" office:value="219429156" calcext:value-type="float">
            <text:p>219429156</text:p>
          </table:table-cell>
          <table:table-cell table:style-name="ce18" table:number-columns-repeated="41"/>
          <table:table-cell table:style-name="ce18" table:formula="of:=COM.MICROSOFT.CONCAT(SUM([$Asistencias.$G26:.$AU26]);&quot;/&quot;;COUNTA([$Asistencias.$G26:.$AU26]))" office:value-type="string" office:string-value="11/15" calcext:value-type="string">
            <text:p>11/15</text:p>
          </table:table-cell>
          <table:table-cell table:style-name="ce23" table:formula="of:=SUM([$Asistencias.$G26:.$AU26])/COUNTA([$Asistencias.$G26:.$AU26])" office:value-type="percentage" office:value="0.733333333333333" calcext:value-type="percentage">
            <text:p>73%</text:p>
          </table:table-cell>
        </table:table-row>
        <table:table-row table:style-name="ro5">
          <table:table-cell table:style-name="ce18" office:value-type="string" calcext:value-type="string">
            <text:p>Rodriguez Santos</text:p>
          </table:table-cell>
          <table:table-cell table:style-name="ce18" office:value-type="string" calcext:value-type="string">
            <text:p>Martin</text:p>
          </table:table-cell>
          <table:table-cell table:style-name="ce65"/>
          <table:table-cell table:style-name="ce18" table:number-columns-repeated="41"/>
          <table:table-cell table:style-name="ce18" table:formula="of:=COM.MICROSOFT.CONCAT(SUM([$Asistencias.$G27:.$AU27]);&quot;/&quot;;COUNTA([$Asistencias.$G27:.$AU27]))" office:value-type="string" office:string-value="13/15" calcext:value-type="string">
            <text:p>13/15</text:p>
          </table:table-cell>
          <table:table-cell table:style-name="ce23" table:formula="of:=SUM([$Asistencias.$G27:.$AU27])/COUNTA([$Asistencias.$G27:.$AU27])" office:value-type="percentage" office:value="0.866666666666667" calcext:value-type="percentage">
            <text:p>87%</text:p>
          </table:table-cell>
        </table:table-row>
        <table:table-row table:style-name="ro6">
          <table:table-cell table:style-name="ce18" office:value-type="string" calcext:value-type="string">
            <text:p>Romo Garcia</text:p>
          </table:table-cell>
          <table:table-cell table:style-name="ce18" office:value-type="string" calcext:value-type="string">
            <text:p>Cristopher Daniel</text:p>
          </table:table-cell>
          <table:table-cell table:style-name="ce65" office:value-type="float" office:value="219561704" calcext:value-type="float">
            <text:p>219561704</text:p>
          </table:table-cell>
          <table:table-cell table:style-name="ce18" table:number-columns-repeated="41"/>
          <table:table-cell table:style-name="ce18" table:formula="of:=COM.MICROSOFT.CONCAT(SUM([$Asistencias.$G28:.$AU28]);&quot;/&quot;;COUNTA([$Asistencias.$G28:.$AU28]))" office:value-type="string" office:string-value="15/15" calcext:value-type="string">
            <text:p>15/15</text:p>
          </table:table-cell>
          <table:table-cell table:style-name="ce23" table:formula="of:=SUM([$Asistencias.$G28:.$AU28])/COUNTA([$Asistencias.$G28:.$AU28])" office:value-type="percentage" office:value="1" calcext:value-type="percentage">
            <text:p>100%</text:p>
          </table:table-cell>
        </table:table-row>
        <table:table-row table:style-name="ro6">
          <table:table-cell table:style-name="ce18" office:value-type="string" calcext:value-type="string">
            <text:p>Ruíz Rizo </text:p>
          </table:table-cell>
          <table:table-cell table:style-name="ce18" office:value-type="string" calcext:value-type="string">
            <text:p>Ana Belén</text:p>
          </table:table-cell>
          <table:table-cell table:style-name="ce65" office:value-type="float" office:value="217561383" calcext:value-type="float">
            <text:p>217561383</text:p>
          </table:table-cell>
          <table:table-cell table:style-name="ce18" table:number-columns-repeated="41"/>
          <table:table-cell table:style-name="ce18" table:formula="of:=COM.MICROSOFT.CONCAT(SUM([$Asistencias.$G29:.$AU29]);&quot;/&quot;;COUNTA([$Asistencias.$G29:.$AU29]))" office:value-type="string" office:string-value="9/14" calcext:value-type="string">
            <text:p>9/14</text:p>
          </table:table-cell>
          <table:table-cell table:style-name="ce23" table:formula="of:=SUM([$Asistencias.$G29:.$AU29])/COUNTA([$Asistencias.$G29:.$AU29])" office:value-type="percentage" office:value="0.642857142857143" calcext:value-type="percentage">
            <text:p>64%</text:p>
          </table:table-cell>
        </table:table-row>
        <table:table-row table:style-name="ro5">
          <table:table-cell table:style-name="ce18" office:value-type="string" calcext:value-type="string">
            <text:p>Serna Morales </text:p>
          </table:table-cell>
          <table:table-cell table:style-name="ce18" office:value-type="string" calcext:value-type="string">
            <text:p>Alejandro Yael</text:p>
          </table:table-cell>
          <table:table-cell table:style-name="ce65"/>
          <table:table-cell table:style-name="ce18" table:number-columns-repeated="41"/>
          <table:table-cell table:style-name="ce18" table:formula="of:=COM.MICROSOFT.CONCAT(SUM([$Asistencias.$G30:.$AU30]);&quot;/&quot;;COUNTA([$Asistencias.$G30:.$AU30]))" office:value-type="string" office:string-value="14/15" calcext:value-type="string">
            <text:p>14/15</text:p>
          </table:table-cell>
          <table:table-cell table:style-name="ce23" table:formula="of:=SUM([$Asistencias.$G30:.$AU30])/COUNTA([$Asistencias.$G30:.$AU30])" office:value-type="percentage" office:value="0.933333333333333" calcext:value-type="percentage">
            <text:p>93%</text:p>
          </table:table-cell>
        </table:table-row>
        <table:table-row table:style-name="ro5">
          <table:table-cell table:style-name="ce18" office:value-type="string" calcext:value-type="string">
            <text:p>Solis Nava</text:p>
          </table:table-cell>
          <table:table-cell table:style-name="ce18" office:value-type="string" calcext:value-type="string">
            <text:p>Marcos Oscar</text:p>
          </table:table-cell>
          <table:table-cell table:style-name="ce65"/>
          <table:table-cell table:style-name="ce18" table:number-columns-repeated="41"/>
          <table:table-cell table:style-name="ce18" table:formula="of:=COM.MICROSOFT.CONCAT(SUM([$Asistencias.$G31:.$AU31]);&quot;/&quot;;COUNTA([$Asistencias.$G31:.$AU31]))" office:value-type="string" office:string-value="13/15" calcext:value-type="string">
            <text:p>13/15</text:p>
          </table:table-cell>
          <table:table-cell table:style-name="ce23" table:formula="of:=SUM([$Asistencias.$G31:.$AU31])/COUNTA([$Asistencias.$G31:.$AU31])" office:value-type="percentage" office:value="0.866666666666667" calcext:value-type="percentage">
            <text:p>87%</text:p>
          </table:table-cell>
        </table:table-row>
        <table:table-row table:style-name="ro5">
          <table:table-cell table:style-name="ce18" office:value-type="string" calcext:value-type="string">
            <text:p>Torres Mujica</text:p>
          </table:table-cell>
          <table:table-cell table:style-name="ce18" office:value-type="string" calcext:value-type="string">
            <text:p>Antonio</text:p>
          </table:table-cell>
          <table:table-cell table:style-name="ce65"/>
          <table:table-cell table:style-name="ce18" table:number-columns-repeated="41"/>
          <table:table-cell table:style-name="ce18" table:formula="of:=COM.MICROSOFT.CONCAT(SUM([$Asistencias.$G32:.$AU32]);&quot;/&quot;;COUNTA([$Asistencias.$G32:.$AU32]))" office:value-type="string" office:string-value="7/14" calcext:value-type="string">
            <text:p>7/14</text:p>
          </table:table-cell>
          <table:table-cell table:style-name="ce23" table:formula="of:=SUM([$Asistencias.$G32:.$AU32])/COUNTA([$Asistencias.$G32:.$AU32])" office:value-type="percentage" office:value="0.5" calcext:value-type="percentage">
            <text:p>50%</text:p>
          </table:table-cell>
        </table:table-row>
        <table:table-row table:style-name="ro5">
          <table:table-cell table:style-name="ce18" office:value-type="string" calcext:value-type="string">
            <text:p>Vega Vazquez </text:p>
          </table:table-cell>
          <table:table-cell table:style-name="ce18" office:value-type="string" calcext:value-type="string">
            <text:p>Angel David </text:p>
          </table:table-cell>
          <table:table-cell table:style-name="ce65"/>
          <table:table-cell table:style-name="ce18" table:number-columns-repeated="41"/>
          <table:table-cell table:style-name="ce18" table:formula="of:=COM.MICROSOFT.CONCAT(SUM([$Asistencias.$G33:.$AU33]);&quot;/&quot;;COUNTA([$Asistencias.$G33:.$AU33]))" office:value-type="string" office:string-value="14/15" calcext:value-type="string">
            <text:p>14/15</text:p>
          </table:table-cell>
          <table:table-cell table:style-name="ce23" table:formula="of:=SUM([$Asistencias.$G33:.$AU33])/COUNTA([$Asistencias.$G33:.$AU33])" office:value-type="percentage" office:value="0.933333333333333" calcext:value-type="percentage">
            <text:p>93%</text:p>
          </table:table-cell>
        </table:table-row>
        <table:table-row table:style-name="ro5">
          <table:table-cell table:style-name="ce18" office:value-type="string" calcext:value-type="string">
            <text:p>Velázquez Núñez</text:p>
          </table:table-cell>
          <table:table-cell table:style-name="ce18" office:value-type="string" calcext:value-type="string">
            <text:p>Israel</text:p>
          </table:table-cell>
          <table:table-cell table:style-name="ce65"/>
          <table:table-cell table:style-name="ce18" table:number-columns-repeated="41"/>
          <table:table-cell table:style-name="ce18" table:formula="of:=COM.MICROSOFT.CONCAT(SUM([$Asistencias.$G34:.$AU34]);&quot;/&quot;;COUNTA([$Asistencias.$G34:.$AU34]))" office:value-type="string" office:string-value="14/15" calcext:value-type="string">
            <text:p>14/15</text:p>
          </table:table-cell>
          <table:table-cell table:style-name="ce23" table:formula="of:=SUM([$Asistencias.$G34:.$AU34])/COUNTA([$Asistencias.$G34:.$AU34])" office:value-type="percentage" office:value="0.933333333333333" calcext:value-type="percentage">
            <text:p>93%</text:p>
          </table:table-cell>
        </table:table-row>
        <table:table-row table:style-name="ro5">
          <table:table-cell table:style-name="ce18" office:value-type="string" calcext:value-type="string">
            <text:p>Villafaña Munguia</text:p>
          </table:table-cell>
          <table:table-cell table:style-name="ce18" office:value-type="string" calcext:value-type="string">
            <text:p>Moises Osvaldo</text:p>
          </table:table-cell>
          <table:table-cell table:style-name="ce65"/>
          <table:table-cell table:style-name="ce18" table:number-columns-repeated="41"/>
          <table:table-cell table:style-name="ce18" table:formula="of:=COM.MICROSOFT.CONCAT(SUM([$Asistencias.$G35:.$AU35]);&quot;/&quot;;COUNTA([$Asistencias.$G35:.$AU35]))" office:value-type="string" office:string-value="15/15" calcext:value-type="string">
            <text:p>15/15</text:p>
          </table:table-cell>
          <table:table-cell table:style-name="ce23" table:formula="of:=SUM([$Asistencias.$G35:.$AU35])/COUNTA([$Asistencias.$G35:.$AU35])" office:value-type="percentage" office:value="1" calcext:value-type="percentage">
            <text:p>100%</text:p>
          </table:table-cell>
        </table:table-row>
        <table:table-row table:style-name="ro6">
          <table:table-cell table:style-name="ce18" office:value-type="string" calcext:value-type="string">
            <text:p>Zuñiga Santillan</text:p>
          </table:table-cell>
          <table:table-cell table:style-name="ce18" office:value-type="string" calcext:value-type="string">
            <text:p>Hector Daniel</text:p>
          </table:table-cell>
          <table:table-cell table:style-name="ce65" office:value-type="float" office:value="222789244" calcext:value-type="float">
            <text:p>222789244</text:p>
          </table:table-cell>
          <table:table-cell table:style-name="ce18" table:number-columns-repeated="41"/>
          <table:table-cell table:style-name="ce18" table:formula="of:=COM.MICROSOFT.CONCAT(SUM([$Asistencias.$G36:.$AU36]);&quot;/&quot;;COUNTA([$Asistencias.$G36:.$AU36]))" office:value-type="string" office:string-value="12/14" calcext:value-type="string">
            <text:p>12/14</text:p>
          </table:table-cell>
          <table:table-cell table:style-name="ce23" table:formula="of:=SUM([$Asistencias.$G36:.$AU36])/COUNTA([$Asistencias.$G36:.$AU36])" office:value-type="percentage" office:value="0.857142857142857" calcext:value-type="percentage">
            <text:p>86%</text:p>
          </table:table-cell>
        </table:table-row>
        <table:table-row table:style-name="ro5">
          <table:table-cell table:style-name="ce18" table:number-columns-repeated="2"/>
          <table:table-cell table:style-name="ce65"/>
          <table:table-cell table:style-name="ce18" table:number-columns-repeated="41"/>
          <table:table-cell table:style-name="ce45" table:formula="of:=COM.MICROSOFT.CONCAT(SUM(#REF!);&quot;/&quot;;COUNTA(#REF!))" office:value-type="string" office:string-value="" calcext:value-type="error">
            <text:p>#REF!</text:p>
          </table:table-cell>
          <table:table-cell table:style-name="ce23" table:formula="of:=SUM(#REF!)/COUNTA(#REF!)" office:value-type="string" office:string-value="" calcext:value-type="error">
            <text:p>#REF!</text:p>
          </table:table-cell>
        </table:table-row>
        <table:table-row table:style-name="ro5">
          <table:table-cell table:style-name="ce18" table:number-columns-repeated="2"/>
          <table:table-cell table:style-name="ce65"/>
          <table:table-cell table:style-name="ce18" table:number-columns-repeated="41"/>
          <table:table-cell table:style-name="ce45" table:formula="of:=COM.MICROSOFT.CONCAT(SUM(#REF!);&quot;/&quot;;COUNTA(#REF!))" office:value-type="string" office:string-value="" calcext:value-type="error">
            <text:p>#REF!</text:p>
          </table:table-cell>
          <table:table-cell table:style-name="ce23" table:formula="of:=SUM(#REF!)/COUNTA(#REF!)" office:value-type="string" office:string-value="" calcext:value-type="error">
            <text:p>#REF!</text:p>
          </table:table-cell>
        </table:table-row>
        <table:table-row table:style-name="ro5">
          <table:table-cell table:style-name="ce18" table:number-columns-repeated="2"/>
          <table:table-cell table:style-name="ce65"/>
          <table:table-cell table:style-name="ce18" table:number-columns-repeated="41"/>
          <table:table-cell table:style-name="ce45" table:formula="of:=COM.MICROSOFT.CONCAT(SUM(#REF!);&quot;/&quot;;COUNTA(#REF!))" office:value-type="string" office:string-value="" calcext:value-type="error">
            <text:p>#REF!</text:p>
          </table:table-cell>
          <table:table-cell table:style-name="ce23" table:formula="of:=SUM(#REF!)/COUNTA(#REF!)" office:value-type="string" office:string-value="" calcext:value-type="error">
            <text:p>#REF!</text:p>
          </table:table-cell>
        </table:table-row>
        <table:table-row table:style-name="ro5">
          <table:table-cell table:style-name="ce18" office:value-type="string" calcext:value-type="string">
            <text:p>Total</text:p>
          </table:table-cell>
          <table:table-cell table:style-name="ce18"/>
          <table:table-cell table:style-name="ce65"/>
          <table:table-cell table:style-name="ce18" table:number-columns-repeated="42"/>
          <table:table-cell table:style-name="ce60"/>
        </table:table-row>
        <table:table-row table:style-name="ro3" table:number-rows-repeated="1048535">
          <table:table-cell table:number-columns-repeated="46"/>
        </table:table-row>
        <table:table-row table:style-name="ro3">
          <table:table-cell table:number-columns-repeated="46"/>
        </table:table-row>
        <calcext:conditional-formats>
          <calcext:conditional-format calcext:target-range-address="Actividades.C1:Actividades.C40">
            <calcext:condition calcext:apply-style-name="ConditionalStyle_101" calcext:value="duplicate" calcext:base-cell-address="Actividades.C1"/>
          </calcext:conditional-format>
        </calcext:conditional-formats>
      </table:table>
      <table:named-expressions/>
      <table:database-ranges>
        <table:database-range table:name="Table1" table:target-range-address="Asistencias.A1:Asistencias.AW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venir Next LT Pro" svg:font-family="'Avenir Next LT Pro'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Iosevka NF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Iosevka NFP" style:font-size-asian="10pt" style:language-asian="zh" style:country-asian="CN" style:font-name-complex="Iosevka NFP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Iosevka NF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Iosevka NFP" style:font-family-asian="'Iosevka NFP'" style:font-family-generic-asian="system" style:font-pitch-asian="variable" style:font-size-asian="10pt" style:font-name-complex="Iosevka NFP" style:font-family-complex="'Iosevka NFP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onditionalStyle_5f_101" style:display-name="ConditionalStyle_101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 style:data-style-name="N2" text:time-value="10:53:59.7880131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EZ SANDOVAL Daniel Giovanni (HELLA)</meta:initial-creator>
    <meta:creation-date>2024-01-18T15:09:19</meta:creation-date>
    <dc:date>2024-03-05T10:55:39.077093030</dc:date>
    <meta:generator>LibreOffice/7.6.4.1$Linux_X86_64 LibreOffice_project/60$Build-1</meta:generator>
    <meta:editing-duration>P2DT14H48M21S</meta:editing-duration>
    <meta:editing-cycles>17</meta:editing-cycles>
    <meta:document-statistic meta:table-count="2" meta:cell-count="987" meta:object-count="0"/>
    <meta:user-defined meta:name="AppVersion">16.0300</meta:user-defined>
  </office:meta>
</office:document-meta>
</file>